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lvetica Neue" svg:font-family="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1in"/>
    </style:style>
    <style:style style:name="co3" style:family="table-column">
      <style:table-column-properties fo:break-before="auto" style:column-width="8.0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language="none" fo:country="none" style:language-asian="none" style:country-asian="none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filter_id</text:p>
          </table:table-cell>
          <table:table-cell table:style-name="ce1" office:value-type="string" calcext:value-type="string">
            <text:p>no check (-b)</text:p>
          </table:table-cell>
          <table:table-cell table:style-name="ce1" office:value-type="string" calcext:value-type="string">
            <text:p>replace_id</text:p>
          </table:table-cell>
          <table:table-cell table:style-name="ce1" office:value-type="string" calcext:value-type="string">
            <text:p>replace_label</text:p>
          </table:table-cell>
          <table:table-cell table:style-name="ce1" office:value-type="string" calcext:value-type="string">
            <text:p>command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cdom-97323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2]; &quot; -f &quot;&quot;&quot;; [.A2];&quot;&quot;&quot; -i &quot;&quot;&quot;; [.C2]; &quot;&quot;&quot; -l &quot;&quot;&quot;; [.D2]; &quot;&quot;&quot;&quot;)" office:value-type="string" office:string-value="bin/pgx_cmd_modify_biosamples.py -s -a  -f &quot;icdom-97323&quot; -i &quot;icdot-C42.1&quot; -l &quot;Bone marrow&quot;" calcext:value-type="string">
            <text:p>bin/pgx_cmd_modify_biosamples.py -s -a <text:s/>-f "icdom-97323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7323</text:p>
          </table:table-cell>
          <table:table-cell/>
          <table:table-cell office:value-type="string" calcext:value-type="string">
            <text:p>icdom-97323</text:p>
          </table:table-cell>
          <table:table-cell office:value-type="string" calcext:value-type="string">
            <text:p>Multiple myeloma</text:p>
          </table:table-cell>
          <table:table-cell table:formula="of:=CONCATENATE(&quot;bin/pgx_cmd_modify_biosamples.py -s -a &quot;; [.B3]; &quot; -f &quot;&quot;&quot;; [.A3];&quot;&quot;&quot; -i &quot;&quot;&quot;; [.C3]; &quot;&quot;&quot; -l &quot;&quot;&quot;; [.D3]; &quot;&quot;&quot;&quot;)" office:value-type="string" office:string-value="bin/pgx_cmd_modify_biosamples.py -s -a  -f &quot;icdom-97323&quot; -i &quot;icdom-97323&quot; -l &quot;Multiple myeloma&quot;" calcext:value-type="string">
            <text:p>bin/pgx_cmd_modify_biosamples.py -s -a <text:s/>-f "icdom-97323" -i "icdom-97323" -l "Multiple myel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3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4]; &quot; -f &quot;&quot;&quot;; [.A4];&quot;&quot;&quot; -i &quot;&quot;&quot;; [.C4]; &quot;&quot;&quot; -l &quot;&quot;&quot;; [.D4]; &quot;&quot;&quot;&quot;)" office:value-type="string" office:string-value="bin/pgx_cmd_modify_biosamples.py -s -a  -f &quot;icdom-983&quot; -i &quot;icdot-C42.1&quot; -l &quot;Bone marrow&quot;" calcext:value-type="string">
            <text:p>bin/pgx_cmd_modify_biosamples.py -s -a <text:s/>-f "icdom-983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4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5]; &quot; -f &quot;&quot;&quot;; [.A5];&quot;&quot;&quot; -i &quot;&quot;&quot;; [.C5]; &quot;&quot;&quot; -l &quot;&quot;&quot;; [.D5]; &quot;&quot;&quot;&quot;)" office:value-type="string" office:string-value="bin/pgx_cmd_modify_biosamples.py -s -a  -f &quot;icdom-984&quot; -i &quot;icdot-C42.1&quot; -l &quot;Bone marrow&quot;" calcext:value-type="string">
            <text:p>bin/pgx_cmd_modify_biosamples.py -s -a <text:s/>-f "icdom-984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5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6]; &quot; -f &quot;&quot;&quot;; [.A6];&quot;&quot;&quot; -i &quot;&quot;&quot;; [.C6]; &quot;&quot;&quot; -l &quot;&quot;&quot;; [.D6]; &quot;&quot;&quot;&quot;)" office:value-type="string" office:string-value="bin/pgx_cmd_modify_biosamples.py -s -a  -f &quot;icdom-985&quot; -i &quot;icdot-C42.1&quot; -l &quot;Bone marrow&quot;" calcext:value-type="string">
            <text:p>bin/pgx_cmd_modify_biosamples.py -s -a <text:s/>-f "icdom-985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6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7]; &quot; -f &quot;&quot;&quot;; [.A7];&quot;&quot;&quot; -i &quot;&quot;&quot;; [.C7]; &quot;&quot;&quot; -l &quot;&quot;&quot;; [.D7]; &quot;&quot;&quot;&quot;)" office:value-type="string" office:string-value="bin/pgx_cmd_modify_biosamples.py -s -a  -f &quot;icdom-986&quot; -i &quot;icdot-C42.1&quot; -l &quot;Bone marrow&quot;" calcext:value-type="string">
            <text:p>bin/pgx_cmd_modify_biosamples.py -s -a <text:s/>-f "icdom-986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7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8]; &quot; -f &quot;&quot;&quot;; [.A8];&quot;&quot;&quot; -i &quot;&quot;&quot;; [.C8]; &quot;&quot;&quot; -l &quot;&quot;&quot;; [.D8]; &quot;&quot;&quot;&quot;)" office:value-type="string" office:string-value="bin/pgx_cmd_modify_biosamples.py -s -a  -f &quot;icdom-987&quot; -i &quot;icdot-C42.1&quot; -l &quot;Bone marrow&quot;" calcext:value-type="string">
            <text:p>bin/pgx_cmd_modify_biosamples.py -s -a <text:s/>-f "icdom-987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8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9]; &quot; -f &quot;&quot;&quot;; [.A9];&quot;&quot;&quot; -i &quot;&quot;&quot;; [.C9]; &quot;&quot;&quot; -l &quot;&quot;&quot;; [.D9]; &quot;&quot;&quot;&quot;)" office:value-type="string" office:string-value="bin/pgx_cmd_modify_biosamples.py -s -a  -f &quot;icdom-988&quot; -i &quot;icdot-C42.1&quot; -l &quot;Bone marrow&quot;" calcext:value-type="string">
            <text:p>bin/pgx_cmd_modify_biosamples.py -s -a <text:s/>-f "icdom-988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9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10]; &quot; -f &quot;&quot;&quot;; [.A10];&quot;&quot;&quot; -i &quot;&quot;&quot;; [.C10]; &quot;&quot;&quot; -l &quot;&quot;&quot;; [.D10]; &quot;&quot;&quot;&quot;)" office:value-type="string" office:string-value="bin/pgx_cmd_modify_biosamples.py -s -a  -f &quot;icdom-989&quot; -i &quot;icdot-C42.1&quot; -l &quot;Bone marrow&quot;" calcext:value-type="string">
            <text:p>bin/pgx_cmd_modify_biosamples.py -s -a <text:s/>-f "icdom-989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9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11]; &quot; -f &quot;&quot;&quot;; [.A11];&quot;&quot;&quot; -i &quot;&quot;&quot;; [.C11]; &quot;&quot;&quot; -l &quot;&quot;&quot;; [.D11]; &quot;&quot;&quot;&quot;)" office:value-type="string" office:string-value="bin/pgx_cmd_modify_biosamples.py -s -a  -f &quot;icdom-99&quot; -i &quot;icdot-C42.1&quot; -l &quot;Bone marrow&quot;" calcext:value-type="string">
            <text:p>bin/pgx_cmd_modify_biosamples.py -s -a <text:s/>-f "icdom-99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233</text:p>
          </table:table-cell>
          <table:table-cell/>
          <table:table-cell office:value-type="string" calcext:value-type="string">
            <text:p>icdom-98233</text:p>
          </table:table-cell>
          <table:table-cell office:value-type="string" calcext:value-type="string">
            <text:p>B-cell chronic lymphocytic leukemia/small lymphocytic lymphoma</text:p>
          </table:table-cell>
          <table:table-cell table:formula="of:=CONCATENATE(&quot;bin/pgx_cmd_modify_biosamples.py -s -a &quot;; [.B12]; &quot; -f &quot;&quot;&quot;; [.A12];&quot;&quot;&quot; -i &quot;&quot;&quot;; [.C12]; &quot;&quot;&quot; -l &quot;&quot;&quot;; [.D12]; &quot;&quot;&quot;&quot;)" office:value-type="string" office:string-value="bin/pgx_cmd_modify_biosamples.py -s -a  -f &quot;icdom-98233&quot; -i &quot;icdom-98233&quot; -l &quot;B-cell chronic lymphocytic leukemia/small lymphocytic lymphoma&quot;" calcext:value-type="string">
            <text:p>bin/pgx_cmd_modify_biosamples.py -s -a <text:s/>-f "icdom-98233" -i "icdom-98233" -l "B-cell chronic lymphocytic leukemia/small lymphocytic lymph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5913</text:p>
          </table:table-cell>
          <table:table-cell/>
          <table:table-cell office:value-type="string" calcext:value-type="string">
            <text:p>icdom-95913</text:p>
          </table:table-cell>
          <table:table-cell office:value-type="string" calcext:value-type="string">
            <text:p>Malignant lymphoma, B-cell NOS</text:p>
          </table:table-cell>
          <table:table-cell table:formula="of:=CONCATENATE(&quot;bin/pgx_cmd_modify_biosamples.py -s -a &quot;; [.B13]; &quot; -f &quot;&quot;&quot;; [.A13];&quot;&quot;&quot; -i &quot;&quot;&quot;; [.C13]; &quot;&quot;&quot; -l &quot;&quot;&quot;; [.D13]; &quot;&quot;&quot;&quot;)" office:value-type="string" office:string-value="bin/pgx_cmd_modify_biosamples.py -s -a  -f &quot;icdom-95913&quot; -i &quot;icdom-95913&quot; -l &quot;Malignant lymphoma, B-cell NOS&quot;" calcext:value-type="string">
            <text:p>bin/pgx_cmd_modify_biosamples.py -s -a <text:s/>-f "icdom-95913" -i "icdom-95913" -l "Malignant lymphoma, B-cell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5103</text:p>
          </table:table-cell>
          <table:table-cell/>
          <table:table-cell office:value-type="string" calcext:value-type="string">
            <text:p>icdom-95103</text:p>
          </table:table-cell>
          <table:table-cell office:value-type="string" calcext:value-type="string">
            <text:p>Retinoblastoma, NOS</text:p>
          </table:table-cell>
          <table:table-cell table:formula="of:=CONCATENATE(&quot;bin/pgx_cmd_modify_biosamples.py -s -a &quot;; [.B14]; &quot; -f &quot;&quot;&quot;; [.A14];&quot;&quot;&quot; -i &quot;&quot;&quot;; [.C14]; &quot;&quot;&quot; -l &quot;&quot;&quot;; [.D14]; &quot;&quot;&quot;&quot;)" office:value-type="string" office:string-value="bin/pgx_cmd_modify_biosamples.py -s -a  -f &quot;icdom-95103&quot; -i &quot;icdom-95103&quot; -l &quot;Retinoblastoma, NOS&quot;" calcext:value-type="string">
            <text:p>bin/pgx_cmd_modify_biosamples.py -s -a <text:s/>-f "icdom-95103" -i "icdom-95103" -l "Retinoblast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5103</text:p>
          </table:table-cell>
          <table:table-cell/>
          <table:table-cell office:value-type="string" calcext:value-type="string">
            <text:p>icdot-C69.2</text:p>
          </table:table-cell>
          <table:table-cell office:value-type="string" calcext:value-type="string">
            <text:p>Retina</text:p>
          </table:table-cell>
          <table:table-cell table:formula="of:=CONCATENATE(&quot;bin/pgx_cmd_modify_biosamples.py -s -a &quot;; [.B15]; &quot; -f &quot;&quot;&quot;; [.A15];&quot;&quot;&quot; -i &quot;&quot;&quot;; [.C15]; &quot;&quot;&quot; -l &quot;&quot;&quot;; [.D15]; &quot;&quot;&quot;&quot;)" office:value-type="string" office:string-value="bin/pgx_cmd_modify_biosamples.py -s -a  -f &quot;icdom-95103&quot; -i &quot;icdot-C69.2&quot; -l &quot;Retina&quot;" calcext:value-type="string">
            <text:p>bin/pgx_cmd_modify_biosamples.py -s -a <text:s/>-f "icdom-95103" -i "icdot-C69.2" -l "Retin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743</text:p>
          </table:table-cell>
          <table:table-cell/>
          <table:table-cell office:value-type="string" calcext:value-type="string">
            <text:p>icdom-94743</text:p>
          </table:table-cell>
          <table:table-cell office:value-type="string" calcext:value-type="string">
            <text:p>Large cell medulloblastoma</text:p>
          </table:table-cell>
          <table:table-cell table:formula="of:=CONCATENATE(&quot;bin/pgx_cmd_modify_biosamples.py -s -a &quot;; [.B16]; &quot; -f &quot;&quot;&quot;; [.A16];&quot;&quot;&quot; -i &quot;&quot;&quot;; [.C16]; &quot;&quot;&quot; -l &quot;&quot;&quot;; [.D16]; &quot;&quot;&quot;&quot;)" office:value-type="string" office:string-value="bin/pgx_cmd_modify_biosamples.py -s -a  -f &quot;icdom-94743&quot; -i &quot;icdom-94743&quot; -l &quot;Large cell medulloblastoma&quot;" calcext:value-type="string">
            <text:p>bin/pgx_cmd_modify_biosamples.py -s -a <text:s/>-f "icdom-94743" -i "icdom-94743" -l "Large cell medulloblast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743</text:p>
          </table:table-cell>
          <table:table-cell/>
          <table:table-cell office:value-type="string" calcext:value-type="string">
            <text:p>icdot-C71.6</text:p>
          </table:table-cell>
          <table:table-cell office:value-type="string" calcext:value-type="string">
            <text:p>Cerebellum</text:p>
          </table:table-cell>
          <table:table-cell table:formula="of:=CONCATENATE(&quot;bin/pgx_cmd_modify_biosamples.py -s -a &quot;; [.B17]; &quot; -f &quot;&quot;&quot;; [.A17];&quot;&quot;&quot; -i &quot;&quot;&quot;; [.C17]; &quot;&quot;&quot; -l &quot;&quot;&quot;; [.D17]; &quot;&quot;&quot;&quot;)" office:value-type="string" office:string-value="bin/pgx_cmd_modify_biosamples.py -s -a  -f &quot;icdom-94743&quot; -i &quot;icdot-C71.6&quot; -l &quot;Cerebellum&quot;" calcext:value-type="string">
            <text:p>bin/pgx_cmd_modify_biosamples.py -s -a <text:s/>-f "icdom-94743" -i "icdot-C71.6" -l "Cerebellum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733</text:p>
          </table:table-cell>
          <table:table-cell/>
          <table:table-cell office:value-type="string" calcext:value-type="string">
            <text:p>icdom-94733</text:p>
          </table:table-cell>
          <table:table-cell office:value-type="string" calcext:value-type="string">
            <text:p>Primitive neuroectodermal tumor, NOS</text:p>
          </table:table-cell>
          <table:table-cell table:formula="of:=CONCATENATE(&quot;bin/pgx_cmd_modify_biosamples.py -s -a &quot;; [.B18]; &quot; -f &quot;&quot;&quot;; [.A18];&quot;&quot;&quot; -i &quot;&quot;&quot;; [.C18]; &quot;&quot;&quot; -l &quot;&quot;&quot;; [.D18]; &quot;&quot;&quot;&quot;)" office:value-type="string" office:string-value="bin/pgx_cmd_modify_biosamples.py -s -a  -f &quot;icdom-94733&quot; -i &quot;icdom-94733&quot; -l &quot;Primitive neuroectodermal tumor, NOS&quot;" calcext:value-type="string">
            <text:p>bin/pgx_cmd_modify_biosamples.py -s -a <text:s/>-f "icdom-94733" -i "icdom-94733" -l "Primitive neuroectodermal tumor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713</text:p>
          </table:table-cell>
          <table:table-cell/>
          <table:table-cell office:value-type="string" calcext:value-type="string">
            <text:p>icdom-94713</text:p>
          </table:table-cell>
          <table:table-cell office:value-type="string" calcext:value-type="string">
            <text:p>Desmoplastic nodular medulloblastoma</text:p>
          </table:table-cell>
          <table:table-cell table:formula="of:=CONCATENATE(&quot;bin/pgx_cmd_modify_biosamples.py -s -a &quot;; [.B19]; &quot; -f &quot;&quot;&quot;; [.A19];&quot;&quot;&quot; -i &quot;&quot;&quot;; [.C19]; &quot;&quot;&quot; -l &quot;&quot;&quot;; [.D19]; &quot;&quot;&quot;&quot;)" office:value-type="string" office:string-value="bin/pgx_cmd_modify_biosamples.py -s -a  -f &quot;icdom-94713&quot; -i &quot;icdom-94713&quot; -l &quot;Desmoplastic nodular medulloblastoma&quot;" calcext:value-type="string">
            <text:p>bin/pgx_cmd_modify_biosamples.py -s -a <text:s/>-f "icdom-94713" -i "icdom-94713" -l "Desmoplastic nodular medulloblast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713</text:p>
          </table:table-cell>
          <table:table-cell/>
          <table:table-cell office:value-type="string" calcext:value-type="string">
            <text:p>icdot-C71.6</text:p>
          </table:table-cell>
          <table:table-cell office:value-type="string" calcext:value-type="string">
            <text:p>cerebellum</text:p>
          </table:table-cell>
          <table:table-cell table:formula="of:=CONCATENATE(&quot;bin/pgx_cmd_modify_biosamples.py -s -a &quot;; [.B20]; &quot; -f &quot;&quot;&quot;; [.A20];&quot;&quot;&quot; -i &quot;&quot;&quot;; [.C20]; &quot;&quot;&quot; -l &quot;&quot;&quot;; [.D20]; &quot;&quot;&quot;&quot;)" office:value-type="string" office:string-value="bin/pgx_cmd_modify_biosamples.py -s -a  -f &quot;icdom-94713&quot; -i &quot;icdot-C71.6&quot; -l &quot;cerebellum&quot;" calcext:value-type="string">
            <text:p>bin/pgx_cmd_modify_biosamples.py -s -a <text:s/>-f "icdom-94713" -i "icdot-C71.6" -l "cerebellum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703</text:p>
          </table:table-cell>
          <table:table-cell/>
          <table:table-cell office:value-type="string" calcext:value-type="string">
            <text:p>icdom-94703</text:p>
          </table:table-cell>
          <table:table-cell office:value-type="string" calcext:value-type="string">
            <text:p>Medulloblastoma, NOS</text:p>
          </table:table-cell>
          <table:table-cell table:formula="of:=CONCATENATE(&quot;bin/pgx_cmd_modify_biosamples.py -s -a &quot;; [.B21]; &quot; -f &quot;&quot;&quot;; [.A21];&quot;&quot;&quot; -i &quot;&quot;&quot;; [.C21]; &quot;&quot;&quot; -l &quot;&quot;&quot;; [.D21]; &quot;&quot;&quot;&quot;)" office:value-type="string" office:string-value="bin/pgx_cmd_modify_biosamples.py -s -a  -f &quot;icdom-94703&quot; -i &quot;icdom-94703&quot; -l &quot;Medulloblastoma, NOS&quot;" calcext:value-type="string">
            <text:p>bin/pgx_cmd_modify_biosamples.py -s -a <text:s/>-f "icdom-94703" -i "icdom-94703" -l "Medulloblast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703</text:p>
          </table:table-cell>
          <table:table-cell/>
          <table:table-cell office:value-type="string" calcext:value-type="string">
            <text:p>icdot-C71.6</text:p>
          </table:table-cell>
          <table:table-cell office:value-type="string" calcext:value-type="string">
            <text:p>cerebellum</text:p>
          </table:table-cell>
          <table:table-cell table:formula="of:=CONCATENATE(&quot;bin/pgx_cmd_modify_biosamples.py -s -a &quot;; [.B22]; &quot; -f &quot;&quot;&quot;; [.A22];&quot;&quot;&quot; -i &quot;&quot;&quot;; [.C22]; &quot;&quot;&quot; -l &quot;&quot;&quot;; [.D22]; &quot;&quot;&quot;&quot;)" office:value-type="string" office:string-value="bin/pgx_cmd_modify_biosamples.py -s -a  -f &quot;icdom-94703&quot; -i &quot;icdot-C71.6&quot; -l &quot;cerebellum&quot;" calcext:value-type="string">
            <text:p>bin/pgx_cmd_modify_biosamples.py -s -a <text:s/>-f "icdom-94703" -i "icdot-C71.6" -l "cerebellum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403</text:p>
          </table:table-cell>
          <table:table-cell/>
          <table:table-cell office:value-type="string" calcext:value-type="string">
            <text:p>icdom-94403</text:p>
          </table:table-cell>
          <table:table-cell office:value-type="string" calcext:value-type="string">
            <text:p>Glioblastoma</text:p>
          </table:table-cell>
          <table:table-cell table:formula="of:=CONCATENATE(&quot;bin/pgx_cmd_modify_biosamples.py -s -a &quot;; [.B23]; &quot; -f &quot;&quot;&quot;; [.A23];&quot;&quot;&quot; -i &quot;&quot;&quot;; [.C23]; &quot;&quot;&quot; -l &quot;&quot;&quot;; [.D23]; &quot;&quot;&quot;&quot;)" office:value-type="string" office:string-value="bin/pgx_cmd_modify_biosamples.py -s -a  -f &quot;icdom-94403&quot; -i &quot;icdom-94403&quot; -l &quot;Glioblastoma&quot;" calcext:value-type="string">
            <text:p>bin/pgx_cmd_modify_biosamples.py -s -a <text:s/>-f "icdom-94403" -i "icdom-94403" -l "Glioblast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2200</text:p>
          </table:table-cell>
          <table:table-cell/>
          <table:table-cell office:value-type="string" calcext:value-type="string">
            <text:p>icdom-92200</text:p>
          </table:table-cell>
          <table:table-cell office:value-type="string" calcext:value-type="string">
            <text:p>Chondroma, NOS</text:p>
          </table:table-cell>
          <table:table-cell table:formula="of:=CONCATENATE(&quot;bin/pgx_cmd_modify_biosamples.py -s -a &quot;; [.B24]; &quot; -f &quot;&quot;&quot;; [.A24];&quot;&quot;&quot; -i &quot;&quot;&quot;; [.C24]; &quot;&quot;&quot; -l &quot;&quot;&quot;; [.D24]; &quot;&quot;&quot;&quot;)" office:value-type="string" office:string-value="bin/pgx_cmd_modify_biosamples.py -s -a  -f &quot;icdom-92200&quot; -i &quot;icdom-92200&quot; -l &quot;Chondroma, NOS&quot;" calcext:value-type="string">
            <text:p>bin/pgx_cmd_modify_biosamples.py -s -a <text:s/>-f "icdom-92200" -i "icdom-92200" -l "Chondr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2203</text:p>
          </table:table-cell>
          <table:table-cell/>
          <table:table-cell office:value-type="string" calcext:value-type="string">
            <text:p>icdom-92203</text:p>
          </table:table-cell>
          <table:table-cell office:value-type="string" calcext:value-type="string">
            <text:p>Chondrosarcoma, NOS</text:p>
          </table:table-cell>
          <table:table-cell table:formula="of:=CONCATENATE(&quot;bin/pgx_cmd_modify_biosamples.py -s -a &quot;; [.B25]; &quot; -f &quot;&quot;&quot;; [.A25];&quot;&quot;&quot; -i &quot;&quot;&quot;; [.C25]; &quot;&quot;&quot; -l &quot;&quot;&quot;; [.D25]; &quot;&quot;&quot;&quot;)" office:value-type="string" office:string-value="bin/pgx_cmd_modify_biosamples.py -s -a  -f &quot;icdom-92203&quot; -i &quot;icdom-92203&quot; -l &quot;Chondrosarcoma, NOS&quot;" calcext:value-type="string">
            <text:p>bin/pgx_cmd_modify_biosamples.py -s -a <text:s/>-f "icdom-92203" -i "icdom-92203" -l "Chondrosarc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t-C44.9</text:p>
          </table:table-cell>
          <table:table-cell/>
          <table:table-cell office:value-type="string" calcext:value-type="string">
            <text:p>icdot-C44.9</text:p>
          </table:table-cell>
          <table:table-cell office:value-type="string" calcext:value-type="string">
            <text:p>Skin, NOS</text:p>
          </table:table-cell>
          <table:table-cell table:formula="of:=CONCATENATE(&quot;bin/pgx_cmd_modify_biosamples.py -s -a &quot;; [.B26]; &quot; -f &quot;&quot;&quot;; [.A26];&quot;&quot;&quot; -i &quot;&quot;&quot;; [.C26]; &quot;&quot;&quot; -l &quot;&quot;&quot;; [.D26]; &quot;&quot;&quot;&quot;)" office:value-type="string" office:string-value="bin/pgx_cmd_modify_biosamples.py -s -a  -f &quot;icdot-C44.9&quot; -i &quot;icdot-C44.9&quot; -l &quot;Skin, NOS&quot;" calcext:value-type="string">
            <text:p>bin/pgx_cmd_modify_biosamples.py -s -a <text:s/>-f "icdot-C44.9" -i "icdot-C44.9" -l "Skin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t-73.9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icdot-C73.9</text:p>
          </table:table-cell>
          <table:table-cell office:value-type="string" calcext:value-type="string">
            <text:p>Thyroid gland</text:p>
          </table:table-cell>
          <table:table-cell table:formula="of:=CONCATENATE(&quot;bin/pgx_cmd_modify_biosamples.py -s -a &quot;; [.B27]; &quot; -f &quot;&quot;&quot;; [.A27];&quot;&quot;&quot; -i &quot;&quot;&quot;; [.C27]; &quot;&quot;&quot; -l &quot;&quot;&quot;; [.D27]; &quot;&quot;&quot;&quot;)" office:value-type="string" office:string-value="bin/pgx_cmd_modify_biosamples.py -s -a -b -f &quot;icdot-73.9&quot; -i &quot;icdot-C73.9&quot; -l &quot;Thyroid gland&quot;" calcext:value-type="string">
            <text:p>bin/pgx_cmd_modify_biosamples.py -s -a -b -f "icdot-73.9" -i "icdot-C73.9" -l "Thyroid gland"</text:p>
          </table:table-cell>
          <table:table-cell office:value-type="string" calcext:value-type="string">
            <text:p>fixing missing 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dot-C50.9</text:p>
          </table:table-cell>
          <table:table-cell/>
          <table:table-cell office:value-type="string" calcext:value-type="string">
            <text:p>icdot-C50.9</text:p>
          </table:table-cell>
          <table:table-cell office:value-type="string" calcext:value-type="string">
            <text:p>Breast, NOS</text:p>
          </table:table-cell>
          <table:table-cell table:formula="of:=CONCATENATE(&quot;bin/pgx_cmd_modify_biosamples.py -s -a &quot;; [.B28]; &quot; -f &quot;&quot;&quot;; [.A28];&quot;&quot;&quot; -i &quot;&quot;&quot;; [.C28]; &quot;&quot;&quot; -l &quot;&quot;&quot;; [.D28]; &quot;&quot;&quot;&quot;)" office:value-type="string" office:string-value="bin/pgx_cmd_modify_biosamples.py -s -a  -f &quot;icdot-C50.9&quot; -i &quot;icdot-C50.9&quot; -l &quot;Breast, NOS&quot;" calcext:value-type="string">
            <text:p>bin/pgx_cmd_modify_biosamples.py -s -a <text:s/>-f "icdot-C50.9" -i "icdot-C50.9" -l "Breast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5032</text:p>
          </table:table-cell>
          <table:table-cell/>
          <table:table-cell office:value-type="string" calcext:value-type="string">
            <text:p>icdom-85032</text:p>
          </table:table-cell>
          <table:table-cell office:value-type="string" calcext:value-type="string">
            <text:p>Noninfiltrating intraductal papillary adenocarcinoma</text:p>
          </table:table-cell>
          <table:table-cell table:formula="of:=CONCATENATE(&quot;bin/pgx_cmd_modify_biosamples.py -s -a &quot;; [.B29]; &quot; -f &quot;&quot;&quot;; [.A29];&quot;&quot;&quot; -i &quot;&quot;&quot;; [.C29]; &quot;&quot;&quot; -l &quot;&quot;&quot;; [.D29]; &quot;&quot;&quot;&quot;)" office:value-type="string" office:string-value="bin/pgx_cmd_modify_biosamples.py -s -a  -f &quot;icdom-85032&quot; -i &quot;icdom-85032&quot; -l &quot;Noninfiltrating intraductal papillary adenocarcinoma&quot;" calcext:value-type="string">
            <text:p>bin/pgx_cmd_modify_biosamples.py -s -a <text:s/>-f "icdom-85032" -i "icdom-85032" -l "Noninfiltrating intraductal papillary adenocarcin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5033</text:p>
          </table:table-cell>
          <table:table-cell/>
          <table:table-cell office:value-type="string" calcext:value-type="string">
            <text:p>icdom-85033</text:p>
          </table:table-cell>
          <table:table-cell office:value-type="string" calcext:value-type="string">
            <text:p>Intraductal papillary adenocarcinoma with invasion</text:p>
          </table:table-cell>
          <table:table-cell table:formula="of:=CONCATENATE(&quot;bin/pgx_cmd_modify_biosamples.py -s -a &quot;; [.B30]; &quot; -f &quot;&quot;&quot;; [.A30];&quot;&quot;&quot; -i &quot;&quot;&quot;; [.C30]; &quot;&quot;&quot; -l &quot;&quot;&quot;; [.D30]; &quot;&quot;&quot;&quot;)" office:value-type="string" office:string-value="bin/pgx_cmd_modify_biosamples.py -s -a  -f &quot;icdom-85033&quot; -i &quot;icdom-85033&quot; -l &quot;Intraductal papillary adenocarcinoma with invasion&quot;" calcext:value-type="string">
            <text:p>bin/pgx_cmd_modify_biosamples.py -s -a <text:s/>-f "icdom-85033" -i "icdom-85033" -l "Intraductal papillary adenocarcinoma with invasion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5211</text:p>
          </table:table-cell>
          <table:table-cell/>
          <table:table-cell office:value-type="string" calcext:value-type="string">
            <text:p>icdom-85211</text:p>
          </table:table-cell>
          <table:table-cell office:value-type="string" calcext:value-type="string">
            <text:p>Ductular carcinoma, borderline malignancy</text:p>
          </table:table-cell>
          <table:table-cell table:formula="of:=CONCATENATE(&quot;bin/pgx_cmd_modify_biosamples.py -s -a &quot;; [.B31]; &quot; -f &quot;&quot;&quot;; [.A31];&quot;&quot;&quot; -i &quot;&quot;&quot;; [.C31]; &quot;&quot;&quot; -l &quot;&quot;&quot;; [.D31]; &quot;&quot;&quot;&quot;)" office:value-type="string" office:string-value="bin/pgx_cmd_modify_biosamples.py -s -a  -f &quot;icdom-85211&quot; -i &quot;icdom-85211&quot; -l &quot;Ductular carcinoma, borderline malignancy&quot;" calcext:value-type="string">
            <text:p>bin/pgx_cmd_modify_biosamples.py -s -a <text:s/>-f "icdom-85211" -i "icdom-85211" -l "Ductular carcinoma, borderline malignancy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3701</text:p>
          </table:table-cell>
          <table:table-cell/>
          <table:table-cell office:value-type="string" calcext:value-type="string">
            <text:p>icdom-83701</text:p>
          </table:table-cell>
          <table:table-cell office:value-type="string" calcext:value-type="string">
            <text:p>Adrenal cortical adenoma, borderline malignancy</text:p>
          </table:table-cell>
          <table:table-cell table:formula="of:=CONCATENATE(&quot;bin/pgx_cmd_modify_biosamples.py -s -a &quot;; [.B32]; &quot; -f &quot;&quot;&quot;; [.A32];&quot;&quot;&quot; -i &quot;&quot;&quot;; [.C32]; &quot;&quot;&quot; -l &quot;&quot;&quot;; [.D32]; &quot;&quot;&quot;&quot;)" office:value-type="string" office:string-value="bin/pgx_cmd_modify_biosamples.py -s -a  -f &quot;icdom-83701&quot; -i &quot;icdom-83701&quot; -l &quot;Adrenal cortical adenoma, borderline malignancy&quot;" calcext:value-type="string">
            <text:p>bin/pgx_cmd_modify_biosamples.py -s -a <text:s/>-f "icdom-83701" -i "icdom-83701" -l "Adrenal cortical adenoma, borderline malignancy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2900</text:p>
          </table:table-cell>
          <table:table-cell/>
          <table:table-cell office:value-type="string" calcext:value-type="string">
            <text:p>icdom-82900</text:p>
          </table:table-cell>
          <table:table-cell office:value-type="string" calcext:value-type="string">
            <text:p>Oxyphilic adenoma</text:p>
          </table:table-cell>
          <table:table-cell table:formula="of:=CONCATENATE(&quot;bin/pgx_cmd_modify_biosamples.py -s -a &quot;; [.B33]; &quot; -f &quot;&quot;&quot;; [.A33];&quot;&quot;&quot; -i &quot;&quot;&quot;; [.C33]; &quot;&quot;&quot; -l &quot;&quot;&quot;; [.D33]; &quot;&quot;&quot;&quot;)" office:value-type="string" office:string-value="bin/pgx_cmd_modify_biosamples.py -s -a  -f &quot;icdom-82900&quot; -i &quot;icdom-82900&quot; -l &quot;Oxyphilic adenoma&quot;" calcext:value-type="string">
            <text:p>bin/pgx_cmd_modify_biosamples.py -s -a <text:s/>-f "icdom-82900" -i "icdom-82900" -l "Oxyphilic aden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2603</text:p>
          </table:table-cell>
          <table:table-cell/>
          <table:table-cell office:value-type="string" calcext:value-type="string">
            <text:p>icdom-82603</text:p>
          </table:table-cell>
          <table:table-cell office:value-type="string" calcext:value-type="string">
            <text:p>Papillary adenocarcinoma, NOS</text:p>
          </table:table-cell>
          <table:table-cell table:formula="of:=CONCATENATE(&quot;bin/pgx_cmd_modify_biosamples.py -s -a &quot;; [.B34]; &quot; -f &quot;&quot;&quot;; [.A34];&quot;&quot;&quot; -i &quot;&quot;&quot;; [.C34]; &quot;&quot;&quot; -l &quot;&quot;&quot;; [.D34]; &quot;&quot;&quot;&quot;)" office:value-type="string" office:string-value="bin/pgx_cmd_modify_biosamples.py -s -a  -f &quot;icdom-82603&quot; -i &quot;icdom-82603&quot; -l &quot;Papillary adenocarcinoma, NOS&quot;" calcext:value-type="string">
            <text:p>bin/pgx_cmd_modify_biosamples.py -s -a <text:s/>-f "icdom-82603" -i "icdom-82603" -l "Papillary adenocarcin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1453</text:p>
          </table:table-cell>
          <table:table-cell/>
          <table:table-cell office:value-type="string" calcext:value-type="string">
            <text:p>icdom-81453</text:p>
          </table:table-cell>
          <table:table-cell office:value-type="string" calcext:value-type="string">
            <text:p>Carcinoma, diffuse type</text:p>
          </table:table-cell>
          <table:table-cell table:formula="of:=CONCATENATE(&quot;bin/pgx_cmd_modify_biosamples.py -s -a &quot;; [.B35]; &quot; -f &quot;&quot;&quot;; [.A35];&quot;&quot;&quot; -i &quot;&quot;&quot;; [.C35]; &quot;&quot;&quot; -l &quot;&quot;&quot;; [.D35]; &quot;&quot;&quot;&quot;)" office:value-type="string" office:string-value="bin/pgx_cmd_modify_biosamples.py -s -a  -f &quot;icdom-81453&quot; -i &quot;icdom-81453&quot; -l &quot;Carcinoma, diffuse type&quot;" calcext:value-type="string">
            <text:p>bin/pgx_cmd_modify_biosamples.py -s -a <text:s/>-f "icdom-81453" -i "icdom-81453" -l "Carcinoma, diffuse type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1403</text:p>
          </table:table-cell>
          <table:table-cell/>
          <table:table-cell office:value-type="string" calcext:value-type="string">
            <text:p>icdom-81403</text:p>
          </table:table-cell>
          <table:table-cell office:value-type="string" calcext:value-type="string">
            <text:p>Adenocarcinoma, NOS</text:p>
          </table:table-cell>
          <table:table-cell table:formula="of:=CONCATENATE(&quot;bin/pgx_cmd_modify_biosamples.py -s -a &quot;; [.B36]; &quot; -f &quot;&quot;&quot;; [.A36];&quot;&quot;&quot; -i &quot;&quot;&quot;; [.C36]; &quot;&quot;&quot; -l &quot;&quot;&quot;; [.D36]; &quot;&quot;&quot;&quot;)" office:value-type="string" office:string-value="bin/pgx_cmd_modify_biosamples.py -s -a  -f &quot;icdom-81403&quot; -i &quot;icdom-81403&quot; -l &quot;Adenocarcinoma, NOS&quot;" calcext:value-type="string">
            <text:p>bin/pgx_cmd_modify_biosamples.py -s -a <text:s/>-f "icdom-81403" -i "icdom-81403" -l "Adenocarcin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1203</text:p>
          </table:table-cell>
          <table:table-cell/>
          <table:table-cell office:value-type="string" calcext:value-type="string">
            <text:p>icdom-81203</text:p>
          </table:table-cell>
          <table:table-cell office:value-type="string" calcext:value-type="string">
            <text:p>Transitional cell carcinoma, NOS</text:p>
          </table:table-cell>
          <table:table-cell table:formula="of:=CONCATENATE(&quot;bin/pgx_cmd_modify_biosamples.py -s -a &quot;; [.B37]; &quot; -f &quot;&quot;&quot;; [.A37];&quot;&quot;&quot; -i &quot;&quot;&quot;; [.C37]; &quot;&quot;&quot; -l &quot;&quot;&quot;; [.D37]; &quot;&quot;&quot;&quot;)" office:value-type="string" office:string-value="bin/pgx_cmd_modify_biosamples.py -s -a  -f &quot;icdom-81203&quot; -i &quot;icdom-81203&quot; -l &quot;Transitional cell carcinoma, NOS&quot;" calcext:value-type="string">
            <text:p>bin/pgx_cmd_modify_biosamples.py -s -a <text:s/>-f "icdom-81203" -i "icdom-81203" -l "Transitional cell carcin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0706</text:p>
          </table:table-cell>
          <table:table-cell/>
          <table:table-cell office:value-type="string" calcext:value-type="string">
            <text:p>icdom-80706</text:p>
          </table:table-cell>
          <table:table-cell office:value-type="string" calcext:value-type="string">
            <text:p>Squamous cell carcinoma, metastatic</text:p>
          </table:table-cell>
          <table:table-cell table:formula="of:=CONCATENATE(&quot;bin/pgx_cmd_modify_biosamples.py -s -a &quot;; [.B38]; &quot; -f &quot;&quot;&quot;; [.A38];&quot;&quot;&quot; -i &quot;&quot;&quot;; [.C38]; &quot;&quot;&quot; -l &quot;&quot;&quot;; [.D38]; &quot;&quot;&quot;&quot;)" office:value-type="string" office:string-value="bin/pgx_cmd_modify_biosamples.py -s -a  -f &quot;icdom-80706&quot; -i &quot;icdom-80706&quot; -l &quot;Squamous cell carcinoma, metastatic&quot;" calcext:value-type="string">
            <text:p>bin/pgx_cmd_modify_biosamples.py -s -a <text:s/>-f "icdom-80706" -i "icdom-80706" -l "Squamous cell carcinoma, metastatic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0701</text:p>
          </table:table-cell>
          <table:table-cell/>
          <table:table-cell office:value-type="string" calcext:value-type="string">
            <text:p>icdom-80701</text:p>
          </table:table-cell>
          <table:table-cell office:value-type="string" calcext:value-type="string">
            <text:p>Premalignant squamous epithelium, NOS</text:p>
          </table:table-cell>
          <table:table-cell table:formula="of:=CONCATENATE(&quot;bin/pgx_cmd_modify_biosamples.py -s -a &quot;; [.B39]; &quot; -f &quot;&quot;&quot;; [.A39];&quot;&quot;&quot; -i &quot;&quot;&quot;; [.C39]; &quot;&quot;&quot; -l &quot;&quot;&quot;; [.D39]; &quot;&quot;&quot;&quot;)" office:value-type="string" office:string-value="bin/pgx_cmd_modify_biosamples.py -s -a  -f &quot;icdom-80701&quot; -i &quot;icdom-80701&quot; -l &quot;Premalignant squamous epithelium, NOS&quot;" calcext:value-type="string">
            <text:p>bin/pgx_cmd_modify_biosamples.py -s -a <text:s/>-f "icdom-80701" -i "icdom-80701" -l "Premalignant squamous epithelium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0463</text:p>
          </table:table-cell>
          <table:table-cell/>
          <table:table-cell office:value-type="string" calcext:value-type="string">
            <text:p>icdom-80463</text:p>
          </table:table-cell>
          <table:table-cell office:value-type="string" calcext:value-type="string">
            <text:p>Non-small cell carcinoma</text:p>
          </table:table-cell>
          <table:table-cell table:formula="of:=CONCATENATE(&quot;bin/pgx_cmd_modify_biosamples.py -s -a &quot;; [.B40]; &quot; -f &quot;&quot;&quot;; [.A40];&quot;&quot;&quot; -i &quot;&quot;&quot;; [.C40]; &quot;&quot;&quot; -l &quot;&quot;&quot;; [.D40]; &quot;&quot;&quot;&quot;)" office:value-type="string" office:string-value="bin/pgx_cmd_modify_biosamples.py -s -a  -f &quot;icdom-80463&quot; -i &quot;icdom-80463&quot; -l &quot;Non-small cell carcinoma&quot;" calcext:value-type="string">
            <text:p>bin/pgx_cmd_modify_biosamples.py -s -a <text:s/>-f "icdom-80463" -i "icdom-80463" -l "Non-small cell carcin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0106</text:p>
          </table:table-cell>
          <table:table-cell/>
          <table:table-cell office:value-type="string" calcext:value-type="string">
            <text:p>icdom-80106</text:p>
          </table:table-cell>
          <table:table-cell office:value-type="string" calcext:value-type="string">
            <text:p>Carcinoma, metastatic, NOS</text:p>
          </table:table-cell>
          <table:table-cell table:formula="of:=CONCATENATE(&quot;bin/pgx_cmd_modify_biosamples.py -s -a &quot;; [.B41]; &quot; -f &quot;&quot;&quot;; [.A41];&quot;&quot;&quot; -i &quot;&quot;&quot;; [.C41]; &quot;&quot;&quot; -l &quot;&quot;&quot;; [.D41]; &quot;&quot;&quot;&quot;)" office:value-type="string" office:string-value="bin/pgx_cmd_modify_biosamples.py -s -a  -f &quot;icdom-80106&quot; -i &quot;icdom-80106&quot; -l &quot;Carcinoma, metastatic, NOS&quot;" calcext:value-type="string">
            <text:p>bin/pgx_cmd_modify_biosamples.py -s -a <text:s/>-f "icdom-80106" -i "icdom-80106" -l "Carcinoma, metastatic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t-C22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icdot-C22.9</text:p>
          </table:table-cell>
          <table:table-cell office:value-type="string" calcext:value-type="string">
            <text:p>Liver and intrahepatic bile ducts</text:p>
          </table:table-cell>
          <table:table-cell table:formula="of:=CONCATENATE(&quot;bin/pgx_cmd_modify_biosamples.py -s -a &quot;; [.B42]; &quot; -f &quot;&quot;&quot;; [.A42];&quot;&quot;&quot; -i &quot;&quot;&quot;; [.C42]; &quot;&quot;&quot; -l &quot;&quot;&quot;; [.D42]; &quot;&quot;&quot;&quot;)" office:value-type="string" office:string-value="bin/pgx_cmd_modify_biosamples.py -s -a -b -f &quot;icdot-C22&quot; -i &quot;icdot-C22.9&quot; -l &quot;Liver and intrahepatic bile ducts&quot;" calcext:value-type="string">
            <text:p>bin/pgx_cmd_modify_biosamples.py -s -a -b -f "icdot-C22" -i "icdot-C22.9" -l "Liver and intrahepatic bile duct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t-blood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icdot-C42.0</text:p>
          </table:table-cell>
          <table:table-cell office:value-type="string" calcext:value-type="string">
            <text:p>blood</text:p>
          </table:table-cell>
          <table:table-cell table:formula="of:=CONCATENATE(&quot;bin/pgx_cmd_modify_biosamples.py -s -a &quot;; [.B43]; &quot; -f &quot;&quot;&quot;; [.A43];&quot;&quot;&quot; -i &quot;&quot;&quot;; [.C43]; &quot;&quot;&quot; -l &quot;&quot;&quot;; [.D43]; &quot;&quot;&quot;&quot;)" office:value-type="string" office:string-value="bin/pgx_cmd_modify_biosamples.py -s -a -b -f &quot;icdot-blood&quot; -i &quot;icdot-C42.0&quot; -l &quot;blood&quot;" calcext:value-type="string">
            <text:p>bin/pgx_cmd_modify_biosamples.py -s -a -b -f "icdot-blood" -i "icdot-C42.0" -l "blood"</text:p>
          </table:table-cell>
          <table:table-cell office:value-type="string" calcext:value-type="string">
            <text:p>brutal match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IT:C3789</text:p>
          </table:table-cell>
          <table:table-cell/>
          <table:table-cell office:value-type="string" calcext:value-type="string">
            <text:p>icdom-95223</text:p>
          </table:table-cell>
          <table:table-cell office:value-type="string" calcext:value-type="string">
            <text:p>Olfactory neuroblastoma</text:p>
          </table:table-cell>
          <table:table-cell table:formula="of:=CONCATENATE(&quot;bin/pgx_cmd_modify_biosamples.py -s -a &quot;; [.B44]; &quot; -f &quot;&quot;&quot;; [.A44];&quot;&quot;&quot; -i &quot;&quot;&quot;; [.C44]; &quot;&quot;&quot; -l &quot;&quot;&quot;; [.D44]; &quot;&quot;&quot;&quot;)" office:value-type="string" office:string-value="bin/pgx_cmd_modify_biosamples.py -s -a  -f &quot;NCIT:C3789&quot; -i &quot;icdom-95223&quot; -l &quot;Olfactory neuroblastoma&quot;" calcext:value-type="string">
            <text:p>bin/pgx_cmd_modify_biosamples.py -s -a <text:s/>-f "NCIT:C3789" -i "icdom-95223" -l "Olfactory neuroblast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5223</text:p>
          </table:table-cell>
          <table:table-cell/>
          <table:table-cell office:value-type="string" calcext:value-type="string">
            <text:p>icdot-C72.2</text:p>
          </table:table-cell>
          <table:table-cell office:value-type="string" calcext:value-type="string">
            <text:p>Olfactory nerve</text:p>
          </table:table-cell>
          <table:table-cell table:formula="of:=CONCATENATE(&quot;bin/pgx_cmd_modify_biosamples.py -s -a &quot;; [.B45]; &quot; -f &quot;&quot;&quot;; [.A45];&quot;&quot;&quot; -i &quot;&quot;&quot;; [.C45]; &quot;&quot;&quot; -l &quot;&quot;&quot;; [.D45]; &quot;&quot;&quot;&quot;)" office:value-type="string" office:string-value="bin/pgx_cmd_modify_biosamples.py -s -a  -f &quot;icdom-95223&quot; -i &quot;icdot-C72.2&quot; -l &quot;Olfactory nerve&quot;" calcext:value-type="string">
            <text:p>bin/pgx_cmd_modify_biosamples.py -s -a <text:s/>-f "icdom-95223" -i "icdot-C72.2" -l "Olfactory nerve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t-38.3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icdot-C38.3</text:p>
          </table:table-cell>
          <table:table-cell office:value-type="string" calcext:value-type="string">
            <text:p>Mediastinum, NOS</text:p>
          </table:table-cell>
          <table:table-cell table:formula="of:=CONCATENATE(&quot;bin/pgx_cmd_modify_biosamples.py -s -a &quot;; [.B46]; &quot; -f &quot;&quot;&quot;; [.A46];&quot;&quot;&quot; -i &quot;&quot;&quot;; [.C46]; &quot;&quot;&quot; -l &quot;&quot;&quot;; [.D46]; &quot;&quot;&quot;&quot;)" office:value-type="string" office:string-value="bin/pgx_cmd_modify_biosamples.py -s -a -b -f &quot;icdot-38.3&quot; -i &quot;icdot-C38.3&quot; -l &quot;Mediastinum, NOS&quot;" calcext:value-type="string">
            <text:p>bin/pgx_cmd_modify_biosamples.py -s -a -b -f "icdot-38.3" -i "icdot-C38.3" -l "Mediastinum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9453</text:p>
          </table:table-cell>
          <table:table-cell/>
          <table:table-cell office:value-type="string" calcext:value-type="string">
            <text:p>icdom-99453</text:p>
          </table:table-cell>
          <table:table-cell office:value-type="string" calcext:value-type="string">
            <text:p>Chronic myelomonocytic leukemia, NOS</text:p>
          </table:table-cell>
          <table:table-cell table:formula="of:=CONCATENATE(&quot;bin/pgx_cmd_modify_biosamples.py -s -a &quot;; [.B47]; &quot; -f &quot;&quot;&quot;; [.A47];&quot;&quot;&quot; -i &quot;&quot;&quot;; [.C47]; &quot;&quot;&quot; -l &quot;&quot;&quot;; [.D47]; &quot;&quot;&quot;&quot;)" office:value-type="string" office:string-value="bin/pgx_cmd_modify_biosamples.py -s -a  -f &quot;icdom-99453&quot; -i &quot;icdom-99453&quot; -l &quot;Chronic myelomonocytic leukemia, NOS&quot;" calcext:value-type="string">
            <text:p>bin/pgx_cmd_modify_biosamples.py -s -a <text:s/>-f "icdom-99453" -i "icdom-99453" -l "Chronic myelomonocytic leukemi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233</text:p>
          </table:table-cell>
          <table:table-cell/>
          <table:table-cell office:value-type="string" calcext:value-type="string">
            <text:p>icdom-98233</text:p>
          </table:table-cell>
          <table:table-cell office:value-type="string" calcext:value-type="string">
            <text:p>B-cell chronic lymphocytic leukemia/small lymphocytic lymphoma</text:p>
          </table:table-cell>
          <table:table-cell table:formula="of:=CONCATENATE(&quot;bin/pgx_cmd_modify_biosamples.py -s -a &quot;; [.B48]; &quot; -f &quot;&quot;&quot;; [.A48];&quot;&quot;&quot; -i &quot;&quot;&quot;; [.C48]; &quot;&quot;&quot; -l &quot;&quot;&quot;; [.D48]; &quot;&quot;&quot;&quot;)" office:value-type="string" office:string-value="bin/pgx_cmd_modify_biosamples.py -s -a  -f &quot;icdom-98233&quot; -i &quot;icdom-98233&quot; -l &quot;B-cell chronic lymphocytic leukemia/small lymphocytic lymphoma&quot;" calcext:value-type="string">
            <text:p>bin/pgx_cmd_modify_biosamples.py -s -a <text:s/>-f "icdom-98233" -i "icdom-98233" -l "B-cell chronic lymphocytic leukemia/small lymphocytic lymph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613</text:p>
          </table:table-cell>
          <table:table-cell/>
          <table:table-cell office:value-type="string" calcext:value-type="string">
            <text:p>icdom-98613</text:p>
          </table:table-cell>
          <table:table-cell office:value-type="string" calcext:value-type="string">
            <text:p>Acute myeloid leukemia, NOS</text:p>
          </table:table-cell>
          <table:table-cell table:formula="of:=CONCATENATE(&quot;bin/pgx_cmd_modify_biosamples.py -s -a &quot;; [.B49]; &quot; -f &quot;&quot;&quot;; [.A49];&quot;&quot;&quot; -i &quot;&quot;&quot;; [.C49]; &quot;&quot;&quot; -l &quot;&quot;&quot;; [.D49]; &quot;&quot;&quot;&quot;)" office:value-type="string" office:string-value="bin/pgx_cmd_modify_biosamples.py -s -a  -f &quot;icdom-98613&quot; -i &quot;icdom-98613&quot; -l &quot;Acute myeloid leukemia, NOS&quot;" calcext:value-type="string">
            <text:p>bin/pgx_cmd_modify_biosamples.py -s -a <text:s/>-f "icdom-98613" -i "icdom-98613" -l "Acute myeloid leukemi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7613</text:p>
          </table:table-cell>
          <table:table-cell/>
          <table:table-cell office:value-type="string" calcext:value-type="string">
            <text:p>icdom-97613</text:p>
          </table:table-cell>
          <table:table-cell office:value-type="string" calcext:value-type="string">
            <text:p>Waldenstrom Macroglobulinaemia</text:p>
          </table:table-cell>
          <table:table-cell table:formula="of:=CONCATENATE(&quot;bin/pgx_cmd_modify_biosamples.py -s -a &quot;; [.B50]; &quot; -f &quot;&quot;&quot;; [.A50];&quot;&quot;&quot; -i &quot;&quot;&quot;; [.C50]; &quot;&quot;&quot; -l &quot;&quot;&quot;; [.D50]; &quot;&quot;&quot;&quot;)" office:value-type="string" office:string-value="bin/pgx_cmd_modify_biosamples.py -s -a  -f &quot;icdom-97613&quot; -i &quot;icdom-97613&quot; -l &quot;Waldenstrom Macroglobulinaemia&quot;" calcext:value-type="string">
            <text:p>bin/pgx_cmd_modify_biosamples.py -s -a <text:s/>-f "icdom-97613" -i "icdom-97613" -l "Waldenstrom Macroglobulinaemi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IT:C2946</text:p>
          </table:table-cell>
          <table:table-cell/>
          <table:table-cell office:value-type="string" calcext:value-type="string">
            <text:p>icdom-92203</text:p>
          </table:table-cell>
          <table:table-cell office:value-type="string" calcext:value-type="string">
            <text:p>Chondrosarcoma, NOS</text:p>
          </table:table-cell>
          <table:table-cell table:formula="of:=CONCATENATE(&quot;bin/pgx_cmd_modify_biosamples.py -s -a &quot;; [.B51]; &quot; -f &quot;&quot;&quot;; [.A51];&quot;&quot;&quot; -i &quot;&quot;&quot;; [.C51]; &quot;&quot;&quot; -l &quot;&quot;&quot;; [.D51]; &quot;&quot;&quot;&quot;)" office:value-type="string" office:string-value="bin/pgx_cmd_modify_biosamples.py -s -a  -f &quot;NCIT:C2946&quot; -i &quot;icdom-92203&quot; -l &quot;Chondrosarcoma, NOS&quot;" calcext:value-type="string">
            <text:p>bin/pgx_cmd_modify_biosamples.py -s -a <text:s/>-f "NCIT:C2946" -i "icdom-92203" -l "Chondrosarc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6803</text:p>
          </table:table-cell>
          <table:table-cell/>
          <table:table-cell office:value-type="string" calcext:value-type="string">
            <text:p>icdom-96803</text:p>
          </table:table-cell>
          <table:table-cell office:value-type="string" calcext:value-type="string">
            <text:p>Malignant lymphoma, large B-cell, diffuse, NOS</text:p>
          </table:table-cell>
          <table:table-cell table:formula="of:=CONCATENATE(&quot;bin/pgx_cmd_modify_biosamples.py -s -a &quot;; [.B52]; &quot; -f &quot;&quot;&quot;; [.A52];&quot;&quot;&quot; -i &quot;&quot;&quot;; [.C52]; &quot;&quot;&quot; -l &quot;&quot;&quot;; [.D52]; &quot;&quot;&quot;&quot;)" office:value-type="string" office:string-value="bin/pgx_cmd_modify_biosamples.py -s -a  -f &quot;icdom-96803&quot; -i &quot;icdom-96803&quot; -l &quot;Malignant lymphoma, large B-cell, diffuse, NOS&quot;" calcext:value-type="string">
            <text:p>bin/pgx_cmd_modify_biosamples.py -s -a <text:s/>-f "icdom-96803" -i "icdom-96803" -l "Malignant lymphoma, large B-cell, diffuse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6903</text:p>
          </table:table-cell>
          <table:table-cell/>
          <table:table-cell office:value-type="string" calcext:value-type="string">
            <text:p>icdom-96903</text:p>
          </table:table-cell>
          <table:table-cell office:value-type="string" calcext:value-type="string">
            <text:p>Follicular lymphoma, NOS</text:p>
          </table:table-cell>
          <table:table-cell table:formula="of:=CONCATENATE(&quot;bin/pgx_cmd_modify_biosamples.py -s -a &quot;; [.B53]; &quot; -f &quot;&quot;&quot;; [.A53];&quot;&quot;&quot; -i &quot;&quot;&quot;; [.C53]; &quot;&quot;&quot; -l &quot;&quot;&quot;; [.D53]; &quot;&quot;&quot;&quot;)" office:value-type="string" office:string-value="bin/pgx_cmd_modify_biosamples.py -s -a  -f &quot;icdom-96903&quot; -i &quot;icdom-96903&quot; -l &quot;Follicular lymphoma, NOS&quot;" calcext:value-type="string">
            <text:p>bin/pgx_cmd_modify_biosamples.py -s -a <text:s/>-f "icdom-96903" -i "icdom-96903" -l "Follicular lymph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IT:C4871</text:p>
          </table:table-cell>
          <table:table-cell/>
          <table:table-cell office:value-type="string" calcext:value-type="string">
            <text:p>icdom-91000</text:p>
          </table:table-cell>
          <table:table-cell office:value-type="string" calcext:value-type="string">
            <text:p>Hydatiform mole, NOS</text:p>
          </table:table-cell>
          <table:table-cell table:formula="of:=CONCATENATE(&quot;bin/pgx_cmd_modify_biosamples.py -s -a &quot;; [.B54]; &quot; -f &quot;&quot;&quot;; [.A54];&quot;&quot;&quot; -i &quot;&quot;&quot;; [.C54]; &quot;&quot;&quot; -l &quot;&quot;&quot;; [.D54]; &quot;&quot;&quot;&quot;)" office:value-type="string" office:string-value="bin/pgx_cmd_modify_biosamples.py -s -a  -f &quot;NCIT:C4871&quot; -i &quot;icdom-91000&quot; -l &quot;Hydatiform mole, NOS&quot;" calcext:value-type="string">
            <text:p>bin/pgx_cmd_modify_biosamples.py -s -a <text:s/>-f "NCIT:C4871" -i "icdom-91000" -l "Hydatiform mole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0001</text:p>
          </table:table-cell>
          <table:table-cell/>
          <table:table-cell office:value-type="string" calcext:value-type="string">
            <text:p>icdom-80001</text:p>
          </table:table-cell>
          <table:table-cell office:value-type="string" calcext:value-type="string">
            <text:p>Neoplasm, uncertain whether benign or malignant</text:p>
          </table:table-cell>
          <table:table-cell table:formula="of:=CONCATENATE(&quot;bin/pgx_cmd_modify_biosamples.py -s -a &quot;; [.B55]; &quot; -f &quot;&quot;&quot;; [.A55];&quot;&quot;&quot; -i &quot;&quot;&quot;; [.C55]; &quot;&quot;&quot; -l &quot;&quot;&quot;; [.D55]; &quot;&quot;&quot;&quot;)" office:value-type="string" office:string-value="bin/pgx_cmd_modify_biosamples.py -s -a  -f &quot;icdom-80001&quot; -i &quot;icdom-80001&quot; -l &quot;Neoplasm, uncertain whether benign or malignant&quot;" calcext:value-type="string">
            <text:p>bin/pgx_cmd_modify_biosamples.py -s -a <text:s/>-f "icdom-80001" -i "icdom-80001" -l "Neoplasm, uncertain whether benign or malignant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IT:C2946,icdot-C41.9</text:p>
          </table:table-cell>
          <table:table-cell/>
          <table:table-cell office:value-type="string" calcext:value-type="string">
            <text:p>icdom-92203</text:p>
          </table:table-cell>
          <table:table-cell office:value-type="string" calcext:value-type="string">
            <text:p>Chondrosarcoma, NOS</text:p>
          </table:table-cell>
          <table:table-cell table:formula="of:=CONCATENATE(&quot;bin/pgx_cmd_modify_biosamples.py -s -a &quot;; [.B56]; &quot; -f &quot;&quot;&quot;; [.A56];&quot;&quot;&quot; -i &quot;&quot;&quot;; [.C56]; &quot;&quot;&quot; -l &quot;&quot;&quot;; [.D56]; &quot;&quot;&quot;&quot;)" office:value-type="string" office:string-value="bin/pgx_cmd_modify_biosamples.py -s -a  -f &quot;NCIT:C2946,icdot-C41.9&quot; -i &quot;icdom-92203&quot; -l &quot;Chondrosarcoma, NOS&quot;" calcext:value-type="string">
            <text:p>bin/pgx_cmd_modify_biosamples.py -s -a <text:s/>-f "NCIT:C2946,icdot-C41.9" -i "icdom-92203" -l "Chondrosarc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IT:C2946,icdot-C41.9</text:p>
          </table:table-cell>
          <table:table-cell/>
          <table:table-cell office:value-type="string" calcext:value-type="string">
            <text:p>icdot-C40.0</text:p>
          </table:table-cell>
          <table:table-cell office:value-type="string" calcext:value-type="string">
            <text:p>bones and joints</text:p>
          </table:table-cell>
          <table:table-cell table:formula="of:=CONCATENATE(&quot;bin/pgx_cmd_modify_biosamples.py -s -a &quot;; [.B57]; &quot; -f &quot;&quot;&quot;; [.A57];&quot;&quot;&quot; -i &quot;&quot;&quot;; [.C57]; &quot;&quot;&quot; -l &quot;&quot;&quot;; [.D57]; &quot;&quot;&quot;&quot;)" office:value-type="string" office:string-value="bin/pgx_cmd_modify_biosamples.py -s -a  -f &quot;NCIT:C2946,icdot-C41.9&quot; -i &quot;icdot-C40.0&quot; -l &quot;bones and joints&quot;" calcext:value-type="string">
            <text:p>bin/pgx_cmd_modify_biosamples.py -s -a <text:s/>-f "NCIT:C2946,icdot-C41.9" -i "icdot-C40.0" -l "bones and joint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0053,icdot-C64.9</text:p>
          </table:table-cell>
          <table:table-cell/>
          <table:table-cell office:value-type="string" calcext:value-type="string">
            <text:p>icdom-83103</text:p>
          </table:table-cell>
          <table:table-cell office:value-type="string" calcext:value-type="string">
            <text:p>Clear cell adenocarcinoma, NOS</text:p>
          </table:table-cell>
          <table:table-cell table:formula="of:=CONCATENATE(&quot;bin/pgx_cmd_modify_biosamples.py -s -a &quot;; [.B58]; &quot; -f &quot;&quot;&quot;; [.A58];&quot;&quot;&quot; -i &quot;&quot;&quot;; [.C58]; &quot;&quot;&quot; -l &quot;&quot;&quot;; [.D58]; &quot;&quot;&quot;&quot;)" office:value-type="string" office:string-value="bin/pgx_cmd_modify_biosamples.py -s -a  -f &quot;icdom-80053,icdot-C64.9&quot; -i &quot;icdom-83103&quot; -l &quot;Clear cell adenocarcinoma, NOS&quot;" calcext:value-type="string">
            <text:p>bin/pgx_cmd_modify_biosamples.py -s -a <text:s/>-f "icdom-80053,icdot-C64.9" -i "icdom-83103" -l "Clear cell adenocarcin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0103,icdot-C18.7</text:p>
          </table:table-cell>
          <table:table-cell/>
          <table:table-cell office:value-type="string" calcext:value-type="string">
            <text:p>icdom-81403</text:p>
          </table:table-cell>
          <table:table-cell office:value-type="string" calcext:value-type="string">
            <text:p>Adenocarcinoma, NOS</text:p>
          </table:table-cell>
          <table:table-cell table:formula="of:=CONCATENATE(&quot;bin/pgx_cmd_modify_biosamples.py -s -a &quot;; [.B59]; &quot; -f &quot;&quot;&quot;; [.A59];&quot;&quot;&quot; -i &quot;&quot;&quot;; [.C59]; &quot;&quot;&quot; -l &quot;&quot;&quot;; [.D59]; &quot;&quot;&quot;&quot;)" office:value-type="string" office:string-value="bin/pgx_cmd_modify_biosamples.py -s -a  -f &quot;icdom-80103,icdot-C18.7&quot; -i &quot;icdom-81403&quot; -l &quot;Adenocarcinoma, NOS&quot;" calcext:value-type="string">
            <text:p>bin/pgx_cmd_modify_biosamples.py -s -a <text:s/>-f "icdom-80103,icdot-C18.7" -i "icdom-81403" -l "Adenocarcinoma, NOS"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dom-81403,icdot-C18.7</text:p>
          </table:table-cell>
          <table:table-cell/>
          <table:table-cell table:style-name="ce2" office:value-type="string" calcext:value-type="string">
            <text:p>NCIT:C43584</text:p>
          </table:table-cell>
          <table:table-cell table:style-name="ce2" office:value-type="string" calcext:value-type="string">
            <text:p>Rectosigmoid Adenocarcinoma</text:p>
          </table:table-cell>
          <table:table-cell table:formula="of:=CONCATENATE(&quot;bin/pgx_cmd_modify_biosamples.py -s -a &quot;; [.B60]; &quot; -f &quot;&quot;&quot;; [.A60];&quot;&quot;&quot; -i &quot;&quot;&quot;; [.C60]; &quot;&quot;&quot; -l &quot;&quot;&quot;; [.D60]; &quot;&quot;&quot;&quot;)" office:value-type="string" office:string-value="bin/pgx_cmd_modify_biosamples.py -s -a  -f &quot;icdom-81403,icdot-C18.7&quot; -i &quot;NCIT:C43584&quot; -l &quot;Rectosigmoid Adenocarcinoma&quot;" calcext:value-type="string">
            <text:p>bin/pgx_cmd_modify_biosamples.py -s -a <text:s/>-f "icdom-81403,icdot-C18.7" -i "NCIT:C43584" -l "Rectosigmoid Adenocarcin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0103,icdot-C22.9</text:p>
          </table:table-cell>
          <table:table-cell/>
          <table:table-cell office:value-type="string" calcext:value-type="string">
            <text:p>icdom-81703</text:p>
          </table:table-cell>
          <table:table-cell office:value-type="string" calcext:value-type="string">
            <text:p>Hepatocellular carcinoma, NOS</text:p>
          </table:table-cell>
          <table:table-cell table:formula="of:=CONCATENATE(&quot;bin/pgx_cmd_modify_biosamples.py -s -a &quot;; [.B61]; &quot; -f &quot;&quot;&quot;; [.A61];&quot;&quot;&quot; -i &quot;&quot;&quot;; [.C61]; &quot;&quot;&quot; -l &quot;&quot;&quot;; [.D61]; &quot;&quot;&quot;&quot;)" office:value-type="string" office:string-value="bin/pgx_cmd_modify_biosamples.py -s -a  -f &quot;icdom-80103,icdot-C22.9&quot; -i &quot;icdom-81703&quot; -l &quot;Hepatocellular carcinoma, NOS&quot;" calcext:value-type="string">
            <text:p>bin/pgx_cmd_modify_biosamples.py -s -a <text:s/>-f "icdom-80103,icdot-C22.9" -i "icdom-81703" -l "Hepatocellular carcin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3123</text:p>
          </table:table-cell>
          <table:table-cell/>
          <table:table-cell office:value-type="string" calcext:value-type="string">
            <text:p>icdom-83123</text:p>
          </table:table-cell>
          <table:table-cell office:value-type="string" calcext:value-type="string">
            <text:p>Renal cell carcinoma, NOS</text:p>
          </table:table-cell>
          <table:table-cell table:formula="of:=CONCATENATE(&quot;bin/pgx_cmd_modify_biosamples.py -s -a &quot;; [.B62]; &quot; -f &quot;&quot;&quot;; [.A62];&quot;&quot;&quot; -i &quot;&quot;&quot;; [.C62]; &quot;&quot;&quot; -l &quot;&quot;&quot;; [.D62]; &quot;&quot;&quot;&quot;)" office:value-type="string" office:string-value="bin/pgx_cmd_modify_biosamples.py -s -a  -f &quot;icdom-83123&quot; -i &quot;icdom-83123&quot; -l &quot;Renal cell carcinoma, NOS&quot;" calcext:value-type="string">
            <text:p>bin/pgx_cmd_modify_biosamples.py -s -a <text:s/>-f "icdom-83123" -i "icdom-83123" -l "Renal cell carcin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3123</text:p>
          </table:table-cell>
          <table:table-cell/>
          <table:table-cell office:value-type="string" calcext:value-type="string">
            <text:p>icdot-C64.9</text:p>
          </table:table-cell>
          <table:table-cell office:value-type="string" calcext:value-type="string">
            <text:p>Kidney, NOS</text:p>
          </table:table-cell>
          <table:table-cell table:formula="of:=CONCATENATE(&quot;bin/pgx_cmd_modify_biosamples.py -s -a &quot;; [.B63]; &quot; -f &quot;&quot;&quot;; [.A63];&quot;&quot;&quot; -i &quot;&quot;&quot;; [.C63]; &quot;&quot;&quot; -l &quot;&quot;&quot;; [.D63]; &quot;&quot;&quot;&quot;)" office:value-type="string" office:string-value="bin/pgx_cmd_modify_biosamples.py -s -a  -f &quot;icdom-83123&quot; -i &quot;icdot-C64.9&quot; -l &quot;Kidney, NOS&quot;" calcext:value-type="string">
            <text:p>bin/pgx_cmd_modify_biosamples.py -s -a <text:s/>-f "icdom-83123" -i "icdot-C64.9" -l "Kidney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3123</text:p>
          </table:table-cell>
          <table:table-cell/>
          <table:table-cell office:value-type="string" calcext:value-type="string">
            <text:p>NCIT:C9385</text:p>
          </table:table-cell>
          <table:table-cell office:value-type="string" calcext:value-type="string">
            <text:p>Renal Cell Carcinoma</text:p>
          </table:table-cell>
          <table:table-cell table:formula="of:=CONCATENATE(&quot;bin/pgx_cmd_modify_biosamples.py -s -a &quot;; [.B64]; &quot; -f &quot;&quot;&quot;; [.A64];&quot;&quot;&quot; -i &quot;&quot;&quot;; [.C64]; &quot;&quot;&quot; -l &quot;&quot;&quot;; [.D64]; &quot;&quot;&quot;&quot;)" office:value-type="string" office:string-value="bin/pgx_cmd_modify_biosamples.py -s -a  -f &quot;icdom-83123&quot; -i &quot;NCIT:C9385&quot; -l &quot;Renal Cell Carcinoma&quot;" calcext:value-type="string">
            <text:p>bin/pgx_cmd_modify_biosamples.py -s -a <text:s/>-f "icdom-83123" -i "NCIT:C9385" -l "Renal Cell Carcin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5003,icdot-C50</text:p>
          </table:table-cell>
          <table:table-cell/>
          <table:table-cell office:value-type="string" calcext:value-type="string">
            <text:p>NCIT:C5214</text:p>
          </table:table-cell>
          <table:table-cell office:value-type="string" calcext:value-type="string">
            <text:p>Breast adenocarcinoma</text:p>
          </table:table-cell>
          <table:table-cell table:formula="of:=CONCATENATE(&quot;bin/pgx_cmd_modify_biosamples.py -s -a &quot;; [.B65]; &quot; -f &quot;&quot;&quot;; [.A65];&quot;&quot;&quot; -i &quot;&quot;&quot;; [.C65]; &quot;&quot;&quot; -l &quot;&quot;&quot;; [.D65]; &quot;&quot;&quot;&quot;)" office:value-type="string" office:string-value="bin/pgx_cmd_modify_biosamples.py -s -a  -f &quot;icdom-85003,icdot-C50&quot; -i &quot;NCIT:C5214&quot; -l &quot;Breast adenocarcinoma&quot;" calcext:value-type="string">
            <text:p>bin/pgx_cmd_modify_biosamples.py -s -a <text:s/>-f "icdom-85003,icdot-C50" -i "NCIT:C5214" -l "Breast adenocarcin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IT:C4190,icdot-C50</text:p>
          </table:table-cell>
          <table:table-cell/>
          <table:table-cell office:value-type="string" calcext:value-type="string">
            <text:p>icdom-85002</text:p>
          </table:table-cell>
          <table:table-cell office:value-type="string" calcext:value-type="string">
            <text:p>Intraductal carcinoma, noninfiltrating, NOS</text:p>
          </table:table-cell>
          <table:table-cell table:formula="of:=CONCATENATE(&quot;bin/pgx_cmd_modify_biosamples.py -s -a &quot;; [.B66]; &quot; -f &quot;&quot;&quot;; [.A66];&quot;&quot;&quot; -i &quot;&quot;&quot;; [.C66]; &quot;&quot;&quot; -l &quot;&quot;&quot;; [.D66]; &quot;&quot;&quot;&quot;)" office:value-type="string" office:string-value="bin/pgx_cmd_modify_biosamples.py -s -a  -f &quot;NCIT:C4190,icdot-C50&quot; -i &quot;icdom-85002&quot; -l &quot;Intraductal carcinoma, noninfiltrating, NOS&quot;" calcext:value-type="string">
            <text:p>bin/pgx_cmd_modify_biosamples.py -s -a <text:s/>-f "NCIT:C4190,icdot-C50" -i "icdom-85002" -l "Intraductal carcinoma, noninfiltrating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5503,icdot-C34</text:p>
          </table:table-cell>
          <table:table-cell/>
          <table:table-cell office:value-type="string" calcext:value-type="string">
            <text:p>NCIT:C5649</text:p>
          </table:table-cell>
          <table:table-cell office:value-type="string" calcext:value-type="string">
            <text:p>Acinar Lung Adenocarcinoma</text:p>
          </table:table-cell>
          <table:table-cell table:formula="of:=CONCATENATE(&quot;bin/pgx_cmd_modify_biosamples.py -s -a &quot;; [.B67]; &quot; -f &quot;&quot;&quot;; [.A67];&quot;&quot;&quot; -i &quot;&quot;&quot;; [.C67]; &quot;&quot;&quot; -l &quot;&quot;&quot;; [.D67]; &quot;&quot;&quot;&quot;)" office:value-type="string" office:string-value="bin/pgx_cmd_modify_biosamples.py -s -a  -f &quot;icdom-85503,icdot-C34&quot; -i &quot;NCIT:C5649&quot; -l &quot;Acinar Lung Adenocarcinoma&quot;" calcext:value-type="string">
            <text:p>bin/pgx_cmd_modify_biosamples.py -s -a <text:s/>-f "icdom-85503,icdot-C34" -i "NCIT:C5649" -l "Acinar Lung Adenocarcin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5753</text:p>
          </table:table-cell>
          <table:table-cell/>
          <table:table-cell office:value-type="string" calcext:value-type="string">
            <text:p>icdom-85753</text:p>
          </table:table-cell>
          <table:table-cell office:value-type="string" calcext:value-type="string">
            <text:p>Metaplastic carcinoma, NOS</text:p>
          </table:table-cell>
          <table:table-cell table:formula="of:=CONCATENATE(&quot;bin/pgx_cmd_modify_biosamples.py -s -a &quot;; [.B68]; &quot; -f &quot;&quot;&quot;; [.A68];&quot;&quot;&quot; -i &quot;&quot;&quot;; [.C68]; &quot;&quot;&quot; -l &quot;&quot;&quot;; [.D68]; &quot;&quot;&quot;&quot;)" office:value-type="string" office:string-value="bin/pgx_cmd_modify_biosamples.py -s -a  -f &quot;icdom-85753&quot; -i &quot;icdom-85753&quot; -l &quot;Metaplastic carcinoma, NOS&quot;" calcext:value-type="string">
            <text:p>bin/pgx_cmd_modify_biosamples.py -s -a <text:s/>-f "icdom-85753" -i "icdom-85753" -l "Metaplastic carcin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IT:C66950</text:p>
          </table:table-cell>
          <table:table-cell/>
          <table:table-cell office:value-type="string" calcext:value-type="string">
            <text:p>NCIT:C66950</text:p>
          </table:table-cell>
          <table:table-cell office:value-type="string" calcext:value-type="string">
            <text:p>Hepatoid Adenocarcinoma</text:p>
          </table:table-cell>
          <table:table-cell table:formula="of:=CONCATENATE(&quot;bin/pgx_cmd_modify_biosamples.py -s -a &quot;; [.B69]; &quot; -f &quot;&quot;&quot;; [.A69];&quot;&quot;&quot; -i &quot;&quot;&quot;; [.C69]; &quot;&quot;&quot; -l &quot;&quot;&quot;; [.D69]; &quot;&quot;&quot;&quot;)" office:value-type="string" office:string-value="bin/pgx_cmd_modify_biosamples.py -s -a  -f &quot;NCIT:C66950&quot; -i &quot;NCIT:C66950&quot; -l &quot;Hepatoid Adenocarcinoma&quot;" calcext:value-type="string">
            <text:p>bin/pgx_cmd_modify_biosamples.py -s -a <text:s/>-f "NCIT:C66950" -i "NCIT:C66950" -l "Hepatoid Adenocarcin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6801</text:p>
          </table:table-cell>
          <table:table-cell/>
          <table:table-cell office:value-type="string" calcext:value-type="string">
            <text:p>NCIT:C3308</text:p>
          </table:table-cell>
          <table:table-cell office:value-type="string" calcext:value-type="string">
            <text:p>Paraganglioma</text:p>
          </table:table-cell>
          <table:table-cell table:formula="of:=CONCATENATE(&quot;bin/pgx_cmd_modify_biosamples.py -s -a &quot;; [.B70]; &quot; -f &quot;&quot;&quot;; [.A70];&quot;&quot;&quot; -i &quot;&quot;&quot;; [.C70]; &quot;&quot;&quot; -l &quot;&quot;&quot;; [.D70]; &quot;&quot;&quot;&quot;)" office:value-type="string" office:string-value="bin/pgx_cmd_modify_biosamples.py -s -a  -f &quot;icdom-86801&quot; -i &quot;NCIT:C3308&quot; -l &quot;Paraganglioma&quot;" calcext:value-type="string">
            <text:p>bin/pgx_cmd_modify_biosamples.py -s -a <text:s/>-f "icdom-86801" -i "NCIT:C3308" -l "Paraganglioma"</text:p>
          </table:table-cell>
          <table:table-cell office:value-type="string" calcext:value-type="string">
            <text:p>tempora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dom-87203,icdot-C44</text:p>
          </table:table-cell>
          <table:table-cell/>
          <table:table-cell office:value-type="string" calcext:value-type="string">
            <text:p>NCIT:C3510</text:p>
          </table:table-cell>
          <table:table-cell office:value-type="string" calcext:value-type="string">
            <text:p>Cutaneous Melanoma</text:p>
          </table:table-cell>
          <table:table-cell table:formula="of:=CONCATENATE(&quot;bin/pgx_cmd_modify_biosamples.py -s -a &quot;; [.B71]; &quot; -f &quot;&quot;&quot;; [.A71];&quot;&quot;&quot; -i &quot;&quot;&quot;; [.C71]; &quot;&quot;&quot; -l &quot;&quot;&quot;; [.D71]; &quot;&quot;&quot;&quot;)" office:value-type="string" office:string-value="bin/pgx_cmd_modify_biosamples.py -s -a  -f &quot;icdom-87203,icdot-C44&quot; -i &quot;NCIT:C3510&quot; -l &quot;Cutaneous Melanoma&quot;" calcext:value-type="string">
            <text:p>bin/pgx_cmd_modify_biosamples.py -s -a <text:s/>-f "icdom-87203,icdot-C44" -i "NCIT:C3510" -l "Cutaneous Melan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7613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72]; &quot; -f &quot;&quot;&quot;; [.A72];&quot;&quot;&quot; -i &quot;&quot;&quot;; [.C72]; &quot;&quot;&quot; -l &quot;&quot;&quot;; [.D72]; &quot;&quot;&quot;&quot;)" office:value-type="string" office:string-value="bin/pgx_cmd_modify_biosamples.py -s -a  -f &quot;icdom-97613&quot; -i &quot;icdot-C42.1&quot; -l &quot;Bone marrow&quot;" calcext:value-type="string">
            <text:p>bin/pgx_cmd_modify_biosamples.py -s -a <text:s/>-f "icdom-97613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7651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73]; &quot; -f &quot;&quot;&quot;; [.A73];&quot;&quot;&quot; -i &quot;&quot;&quot;; [.C73]; &quot;&quot;&quot; -l &quot;&quot;&quot;; [.D73]; &quot;&quot;&quot;&quot;)" office:value-type="string" office:string-value="bin/pgx_cmd_modify_biosamples.py -s -a  -f &quot;icdom-97651&quot; -i &quot;icdot-C42.1&quot; -l &quot;Bone marrow&quot;" calcext:value-type="string">
            <text:p>bin/pgx_cmd_modify_biosamples.py -s -a <text:s/>-f "icdom-97651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013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74]; &quot; -f &quot;&quot;&quot;; [.A74];&quot;&quot;&quot; -i &quot;&quot;&quot;; [.C74]; &quot;&quot;&quot; -l &quot;&quot;&quot;; [.D74]; &quot;&quot;&quot;&quot;)" office:value-type="string" office:string-value="bin/pgx_cmd_modify_biosamples.py -s -a  -f &quot;icdom-98013&quot; -i &quot;icdot-C42.1&quot; -l &quot;Bone marrow&quot;" calcext:value-type="string">
            <text:p>bin/pgx_cmd_modify_biosamples.py -s -a <text:s/>-f "icdom-98013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053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75]; &quot; -f &quot;&quot;&quot;; [.A75];&quot;&quot;&quot; -i &quot;&quot;&quot;; [.C75]; &quot;&quot;&quot; -l &quot;&quot;&quot;; [.D75]; &quot;&quot;&quot;&quot;)" office:value-type="string" office:string-value="bin/pgx_cmd_modify_biosamples.py -s -a  -f &quot;icdom-98053&quot; -i &quot;icdot-C42.1&quot; -l &quot;Bone marrow&quot;" calcext:value-type="string">
            <text:p>bin/pgx_cmd_modify_biosamples.py -s -a <text:s/>-f "icdom-98053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263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76]; &quot; -f &quot;&quot;&quot;; [.A76];&quot;&quot;&quot; -i &quot;&quot;&quot;; [.C76]; &quot;&quot;&quot; -l &quot;&quot;&quot;; [.D76]; &quot;&quot;&quot;&quot;)" office:value-type="string" office:string-value="bin/pgx_cmd_modify_biosamples.py -s -a  -f &quot;icdom-98263&quot; -i &quot;icdot-C42.1&quot; -l &quot;Bone marrow&quot;" calcext:value-type="string">
            <text:p>bin/pgx_cmd_modify_biosamples.py -s -a <text:s/>-f "icdom-98263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8273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77]; &quot; -f &quot;&quot;&quot;; [.A77];&quot;&quot;&quot; -i &quot;&quot;&quot;; [.C77]; &quot;&quot;&quot; -l &quot;&quot;&quot;; [.D77]; &quot;&quot;&quot;&quot;)" office:value-type="string" office:string-value="bin/pgx_cmd_modify_biosamples.py -s -a  -f &quot;icdom-98273&quot; -i &quot;icdot-C42.1&quot; -l &quot;Bone marrow&quot;" calcext:value-type="string">
            <text:p>bin/pgx_cmd_modify_biosamples.py -s -a <text:s/>-f "icdom-98273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7273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78]; &quot; -f &quot;&quot;&quot;; [.A78];&quot;&quot;&quot; -i &quot;&quot;&quot;; [.C78]; &quot;&quot;&quot; -l &quot;&quot;&quot;; [.D78]; &quot;&quot;&quot;&quot;)" office:value-type="string" office:string-value="bin/pgx_cmd_modify_biosamples.py -s -a  -f &quot;icdom-97273&quot; -i &quot;icdot-C42.1&quot; -l &quot;Bone marrow&quot;" calcext:value-type="string">
            <text:p>bin/pgx_cmd_modify_biosamples.py -s -a <text:s/>-f "icdom-97273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7313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79]; &quot; -f &quot;&quot;&quot;; [.A79];&quot;&quot;&quot; -i &quot;&quot;&quot;; [.C79]; &quot;&quot;&quot; -l &quot;&quot;&quot;; [.D79]; &quot;&quot;&quot;&quot;)" office:value-type="string" office:string-value="bin/pgx_cmd_modify_biosamples.py -s -a  -f &quot;icdom-97313&quot; -i &quot;icdot-C42.1&quot; -l &quot;Bone marrow&quot;" calcext:value-type="string">
            <text:p>bin/pgx_cmd_modify_biosamples.py -s -a <text:s/>-f "icdom-97313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7333</text:p>
          </table:table-cell>
          <table:table-cell/>
          <table:table-cell office:value-type="string" calcext:value-type="string">
            <text:p>icdot-C42.1</text:p>
          </table:table-cell>
          <table:table-cell office:value-type="string" calcext:value-type="string">
            <text:p>Bone marrow</text:p>
          </table:table-cell>
          <table:table-cell table:formula="of:=CONCATENATE(&quot;bin/pgx_cmd_modify_biosamples.py -s -a &quot;; [.B80]; &quot; -f &quot;&quot;&quot;; [.A80];&quot;&quot;&quot; -i &quot;&quot;&quot;; [.C80]; &quot;&quot;&quot; -l &quot;&quot;&quot;; [.D80]; &quot;&quot;&quot;&quot;)" office:value-type="string" office:string-value="bin/pgx_cmd_modify_biosamples.py -s -a  -f &quot;icdom-97333&quot; -i &quot;icdot-C42.1&quot; -l &quot;Bone marrow&quot;" calcext:value-type="string">
            <text:p>bin/pgx_cmd_modify_biosamples.py -s -a <text:s/>-f "icdom-97333" -i "icdot-C42.1" -l "Bone marrow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7173,icdot-C77.9</text:p>
          </table:table-cell>
          <table:table-cell/>
          <table:table-cell office:value-type="string" calcext:value-type="string">
            <text:p>icdot-C26.9</text:p>
          </table:table-cell>
          <table:table-cell office:value-type="string" calcext:value-type="string">
            <text:p>Unspecified digestive organs</text:p>
          </table:table-cell>
          <table:table-cell table:formula="of:=CONCATENATE(&quot;bin/pgx_cmd_modify_biosamples.py -s -a &quot;; [.B81]; &quot; -f &quot;&quot;&quot;; [.A81];&quot;&quot;&quot; -i &quot;&quot;&quot;; [.C81]; &quot;&quot;&quot; -l &quot;&quot;&quot;; [.D81]; &quot;&quot;&quot;&quot;)" office:value-type="string" office:string-value="bin/pgx_cmd_modify_biosamples.py -s -a  -f &quot;icdom-97173,icdot-C77.9&quot; -i &quot;icdot-C26.9&quot; -l &quot;Unspecified digestive organs&quot;" calcext:value-type="string">
            <text:p>bin/pgx_cmd_modify_biosamples.py -s -a <text:s/>-f "icdom-97173,icdot-C77.9" -i "icdot-C26.9" -l "Unspecified digestive organ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7093</text:p>
          </table:table-cell>
          <table:table-cell/>
          <table:table-cell office:value-type="string" calcext:value-type="string">
            <text:p>icdom-97093</text:p>
          </table:table-cell>
          <table:table-cell office:value-type="string" calcext:value-type="string">
            <text:p>Cutaneous T-cell lymphoma, NOS</text:p>
          </table:table-cell>
          <table:table-cell table:formula="of:=CONCATENATE(&quot;bin/pgx_cmd_modify_biosamples.py -s -a &quot;; [.B82]; &quot; -f &quot;&quot;&quot;; [.A82];&quot;&quot;&quot; -i &quot;&quot;&quot;; [.C82]; &quot;&quot;&quot; -l &quot;&quot;&quot;; [.D82]; &quot;&quot;&quot;&quot;)" office:value-type="string" office:string-value="bin/pgx_cmd_modify_biosamples.py -s -a  -f &quot;icdom-97093&quot; -i &quot;icdom-97093&quot; -l &quot;Cutaneous T-cell lymphoma, NOS&quot;" calcext:value-type="string">
            <text:p>bin/pgx_cmd_modify_biosamples.py -s -a <text:s/>-f "icdom-97093" -i "icdom-97093" -l "Cutaneous T-cell lymph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7003</text:p>
          </table:table-cell>
          <table:table-cell/>
          <table:table-cell office:value-type="string" calcext:value-type="string">
            <text:p>icdom-97003</text:p>
          </table:table-cell>
          <table:table-cell office:value-type="string" calcext:value-type="string">
            <text:p>Mycosis Fungoides</text:p>
          </table:table-cell>
          <table:table-cell table:formula="of:=CONCATENATE(&quot;bin/pgx_cmd_modify_biosamples.py -s -a &quot;; [.B83]; &quot; -f &quot;&quot;&quot;; [.A83];&quot;&quot;&quot; -i &quot;&quot;&quot;; [.C83]; &quot;&quot;&quot; -l &quot;&quot;&quot;; [.D83]; &quot;&quot;&quot;&quot;)" office:value-type="string" office:string-value="bin/pgx_cmd_modify_biosamples.py -s -a  -f &quot;icdom-97003&quot; -i &quot;icdom-97003&quot; -l &quot;Mycosis Fungoides&quot;" calcext:value-type="string">
            <text:p>bin/pgx_cmd_modify_biosamples.py -s -a <text:s/>-f "icdom-97003" -i "icdom-97003" -l "Mycosis Fungoide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6993</text:p>
          </table:table-cell>
          <table:table-cell/>
          <table:table-cell office:value-type="string" calcext:value-type="string">
            <text:p>icdom-96993</text:p>
          </table:table-cell>
          <table:table-cell office:value-type="string" calcext:value-type="string">
            <text:p>Marginal zone B-cell lymphoma, NOS</text:p>
          </table:table-cell>
          <table:table-cell table:formula="of:=CONCATENATE(&quot;bin/pgx_cmd_modify_biosamples.py -s -a &quot;; [.B84]; &quot; -f &quot;&quot;&quot;; [.A84];&quot;&quot;&quot; -i &quot;&quot;&quot;; [.C84]; &quot;&quot;&quot; -l &quot;&quot;&quot;; [.D84]; &quot;&quot;&quot;&quot;)" office:value-type="string" office:string-value="bin/pgx_cmd_modify_biosamples.py -s -a  -f &quot;icdom-96993&quot; -i &quot;icdom-96993&quot; -l &quot;Marginal zone B-cell lymphoma, NOS&quot;" calcext:value-type="string">
            <text:p>bin/pgx_cmd_modify_biosamples.py -s -a <text:s/>-f "icdom-96993" -i "icdom-96993" -l "Marginal zone B-cell lymph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7193</text:p>
          </table:table-cell>
          <table:table-cell/>
          <table:table-cell office:value-type="string" calcext:value-type="string">
            <text:p>icdom-97193</text:p>
          </table:table-cell>
          <table:table-cell office:value-type="string" calcext:value-type="string">
            <text:p>NK/T-cell lymphoma, nasal and nasal-type</text:p>
          </table:table-cell>
          <table:table-cell table:formula="of:=CONCATENATE(&quot;bin/pgx_cmd_modify_biosamples.py -s -a &quot;; [.B85]; &quot; -f &quot;&quot;&quot;; [.A85];&quot;&quot;&quot; -i &quot;&quot;&quot;; [.C85]; &quot;&quot;&quot; -l &quot;&quot;&quot;; [.D85]; &quot;&quot;&quot;&quot;)" office:value-type="string" office:string-value="bin/pgx_cmd_modify_biosamples.py -s -a  -f &quot;icdom-97193&quot; -i &quot;icdom-97193&quot; -l &quot;NK/T-cell lymphoma, nasal and nasal-type&quot;" calcext:value-type="string">
            <text:p>bin/pgx_cmd_modify_biosamples.py -s -a <text:s/>-f "icdom-97193" -i "icdom-97193" -l "NK/T-cell lymphoma, nasal and nasal-type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6843</text:p>
          </table:table-cell>
          <table:table-cell/>
          <table:table-cell office:value-type="string" calcext:value-type="string">
            <text:p>NCIT:C3461</text:p>
          </table:table-cell>
          <table:table-cell office:value-type="string" calcext:value-type="string">
            <text:p>Immunoblastic Lymphoma</text:p>
          </table:table-cell>
          <table:table-cell table:formula="of:=CONCATENATE(&quot;bin/pgx_cmd_modify_biosamples.py -s -a &quot;; [.B86]; &quot; -f &quot;&quot;&quot;; [.A86];&quot;&quot;&quot; -i &quot;&quot;&quot;; [.C86]; &quot;&quot;&quot; -l &quot;&quot;&quot;; [.D86]; &quot;&quot;&quot;&quot;)" office:value-type="string" office:string-value="bin/pgx_cmd_modify_biosamples.py -s -a  -f &quot;icdom-96843&quot; -i &quot;NCIT:C3461&quot; -l &quot;Immunoblastic Lymphoma&quot;" calcext:value-type="string">
            <text:p>bin/pgx_cmd_modify_biosamples.py -s -a <text:s/>-f "icdom-96843" -i "NCIT:C3461" -l "Immunoblastic Lymph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6843,icdot-C80.9</text:p>
          </table:table-cell>
          <table:table-cell/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formula="of:=CONCATENATE(&quot;bin/pgx_cmd_modify_biosamples.py -s -a &quot;; [.B87]; &quot; -f &quot;&quot;&quot;; [.A87];&quot;&quot;&quot; -i &quot;&quot;&quot;; [.C87]; &quot;&quot;&quot; -l &quot;&quot;&quot;; [.D87]; &quot;&quot;&quot;&quot;)" office:value-type="string" office:string-value="bin/pgx_cmd_modify_biosamples.py -s -a  -f &quot;icdom-96843,icdot-C80.9&quot; -i &quot;icdot-C77.9&quot; -l &quot;Lymph nodes, NOS&quot;" calcext:value-type="string">
            <text:p>bin/pgx_cmd_modify_biosamples.py -s -a <text:s/>-f "icdom-96843,icdot-C80.9" -i "icdot-C77.9" -l "Lymph nodes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6803,icdot-C80.9</text:p>
          </table:table-cell>
          <table:table-cell/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formula="of:=CONCATENATE(&quot;bin/pgx_cmd_modify_biosamples.py -s -a &quot;; [.B88]; &quot; -f &quot;&quot;&quot;; [.A88];&quot;&quot;&quot; -i &quot;&quot;&quot;; [.C88]; &quot;&quot;&quot; -l &quot;&quot;&quot;; [.D88]; &quot;&quot;&quot;&quot;)" office:value-type="string" office:string-value="bin/pgx_cmd_modify_biosamples.py -s -a  -f &quot;icdom-96803,icdot-C80.9&quot; -i &quot;icdot-C77.9&quot; -l &quot;Lymph nodes, NOS&quot;" calcext:value-type="string">
            <text:p>bin/pgx_cmd_modify_biosamples.py -s -a <text:s/>-f "icdom-96803,icdot-C80.9" -i "icdot-C77.9" -l "Lymph nodes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6803,NCIT:C4342</text:p>
          </table:table-cell>
          <table:table-cell/>
          <table:table-cell office:value-type="string" calcext:value-type="string">
            <text:p>NCIT:C8851</text:p>
          </table:table-cell>
          <table:table-cell office:value-type="string" calcext:value-type="string">
            <text:p>Diffuse Large B-Cell Lymphoma</text:p>
          </table:table-cell>
          <table:table-cell table:formula="of:=CONCATENATE(&quot;bin/pgx_cmd_modify_biosamples.py -s -a &quot;; [.B89]; &quot; -f &quot;&quot;&quot;; [.A89];&quot;&quot;&quot; -i &quot;&quot;&quot;; [.C89]; &quot;&quot;&quot; -l &quot;&quot;&quot;; [.D89]; &quot;&quot;&quot;&quot;)" office:value-type="string" office:string-value="bin/pgx_cmd_modify_biosamples.py -s -a  -f &quot;icdom-96803,NCIT:C4342&quot; -i &quot;NCIT:C8851&quot; -l &quot;Diffuse Large B-Cell Lymphoma&quot;" calcext:value-type="string">
            <text:p>bin/pgx_cmd_modify_biosamples.py -s -a <text:s/>-f "icdom-96803,NCIT:C4342" -i "NCIT:C8851" -l "Diffuse Large B-Cell Lymph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6803,icdot-C38.9</text:p>
          </table:table-cell>
          <table:table-cell/>
          <table:table-cell office:value-type="string" calcext:value-type="string">
            <text:p>icdom-96793</text:p>
          </table:table-cell>
          <table:table-cell office:value-type="string" calcext:value-type="string">
            <text:p>Mediastinal large B-cell lymphoma</text:p>
          </table:table-cell>
          <table:table-cell table:formula="of:=CONCATENATE(&quot;bin/pgx_cmd_modify_biosamples.py -s -a &quot;; [.B90]; &quot; -f &quot;&quot;&quot;; [.A90];&quot;&quot;&quot; -i &quot;&quot;&quot;; [.C90]; &quot;&quot;&quot; -l &quot;&quot;&quot;; [.D90]; &quot;&quot;&quot;&quot;)" office:value-type="string" office:string-value="bin/pgx_cmd_modify_biosamples.py -s -a  -f &quot;icdom-96803,icdot-C38.9&quot; -i &quot;icdom-96793&quot; -l &quot;Mediastinal large B-cell lymphoma&quot;" calcext:value-type="string">
            <text:p>bin/pgx_cmd_modify_biosamples.py -s -a <text:s/>-f "icdom-96803,icdot-C38.9" -i "icdom-96793" -l "Mediastinal large B-cell lymph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5903</text:p>
          </table:table-cell>
          <table:table-cell/>
          <table:table-cell office:value-type="string" calcext:value-type="string">
            <text:p>icdom-95903</text:p>
          </table:table-cell>
          <table:table-cell office:value-type="string" calcext:value-type="string">
            <text:p>Malignant lymphoma, NOS</text:p>
          </table:table-cell>
          <table:table-cell table:formula="of:=CONCATENATE(&quot;bin/pgx_cmd_modify_biosamples.py -s -a &quot;; [.B91]; &quot; -f &quot;&quot;&quot;; [.A91];&quot;&quot;&quot; -i &quot;&quot;&quot;; [.C91]; &quot;&quot;&quot; -l &quot;&quot;&quot;; [.D91]; &quot;&quot;&quot;&quot;)" office:value-type="string" office:string-value="bin/pgx_cmd_modify_biosamples.py -s -a  -f &quot;icdom-95903&quot; -i &quot;icdom-95903&quot; -l &quot;Malignant lymphoma, NOS&quot;" calcext:value-type="string">
            <text:p>bin/pgx_cmd_modify_biosamples.py -s -a <text:s/>-f "icdom-95903" -i "icdom-95903" -l "Malignant lymph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513</text:p>
          </table:table-cell>
          <table:table-cell/>
          <table:table-cell office:value-type="string" calcext:value-type="string">
            <text:p>NCIT:C4326</text:p>
          </table:table-cell>
          <table:table-cell office:value-type="string" calcext:value-type="string">
            <text:p>Anaplastic Oligodendroglioma</text:p>
          </table:table-cell>
          <table:table-cell table:formula="of:=CONCATENATE(&quot;bin/pgx_cmd_modify_biosamples.py -s -a &quot;; [.B92]; &quot; -f &quot;&quot;&quot;; [.A92];&quot;&quot;&quot; -i &quot;&quot;&quot;; [.C92]; &quot;&quot;&quot; -l &quot;&quot;&quot;; [.D92]; &quot;&quot;&quot;&quot;)" office:value-type="string" office:string-value="bin/pgx_cmd_modify_biosamples.py -s -a  -f &quot;icdom-94513&quot; -i &quot;NCIT:C4326&quot; -l &quot;Anaplastic Oligodendroglioma&quot;" calcext:value-type="string">
            <text:p>bin/pgx_cmd_modify_biosamples.py -s -a <text:s/>-f "icdom-94513" -i "NCIT:C4326" -l "Anaplastic Oligodendrogli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403,icdot-C76.9</text:p>
          </table:table-cell>
          <table:table-cell/>
          <table:table-cell office:value-type="string" calcext:value-type="string">
            <text:p>icdot-C71.9</text:p>
          </table:table-cell>
          <table:table-cell office:value-type="string" calcext:value-type="string">
            <text:p>Brain, NOS</text:p>
          </table:table-cell>
          <table:table-cell table:formula="of:=CONCATENATE(&quot;bin/pgx_cmd_modify_biosamples.py -s -a &quot;; [.B93]; &quot; -f &quot;&quot;&quot;; [.A93];&quot;&quot;&quot; -i &quot;&quot;&quot;; [.C93]; &quot;&quot;&quot; -l &quot;&quot;&quot;; [.D93]; &quot;&quot;&quot;&quot;)" office:value-type="string" office:string-value="bin/pgx_cmd_modify_biosamples.py -s -a  -f &quot;icdom-94403,icdot-C76.9&quot; -i &quot;icdot-C71.9&quot; -l &quot;Brain, NOS&quot;" calcext:value-type="string">
            <text:p>bin/pgx_cmd_modify_biosamples.py -s -a <text:s/>-f "icdom-94403,icdot-C76.9" -i "icdot-C71.9" -l "Brain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403</text:p>
          </table:table-cell>
          <table:table-cell/>
          <table:table-cell office:value-type="string" calcext:value-type="string">
            <text:p>NCIT:C3058</text:p>
          </table:table-cell>
          <table:table-cell office:value-type="string" calcext:value-type="string">
            <text:p>Glioblastoma</text:p>
          </table:table-cell>
          <table:table-cell table:formula="of:=CONCATENATE(&quot;bin/pgx_cmd_modify_biosamples.py -s -a &quot;; [.B94]; &quot; -f &quot;&quot;&quot;; [.A94];&quot;&quot;&quot; -i &quot;&quot;&quot;; [.C94]; &quot;&quot;&quot; -l &quot;&quot;&quot;; [.D94]; &quot;&quot;&quot;&quot;)" office:value-type="string" office:string-value="bin/pgx_cmd_modify_biosamples.py -s -a  -f &quot;icdom-94403&quot; -i &quot;NCIT:C3058&quot; -l &quot;Glioblastoma&quot;" calcext:value-type="string">
            <text:p>bin/pgx_cmd_modify_biosamples.py -s -a <text:s/>-f "icdom-94403" -i "NCIT:C3058" -l "Glioblast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013</text:p>
          </table:table-cell>
          <table:table-cell/>
          <table:table-cell office:value-type="string" calcext:value-type="string">
            <text:p>NCIT:C9477</text:p>
          </table:table-cell>
          <table:table-cell office:value-type="string" calcext:value-type="string">
            <text:p>Anaplastic Astrocytoma</text:p>
          </table:table-cell>
          <table:table-cell table:formula="of:=CONCATENATE(&quot;bin/pgx_cmd_modify_biosamples.py -s -a &quot;; [.B95]; &quot; -f &quot;&quot;&quot;; [.A95];&quot;&quot;&quot; -i &quot;&quot;&quot;; [.C95]; &quot;&quot;&quot; -l &quot;&quot;&quot;; [.D95]; &quot;&quot;&quot;&quot;)" office:value-type="string" office:string-value="bin/pgx_cmd_modify_biosamples.py -s -a  -f &quot;icdom-94013&quot; -i &quot;NCIT:C9477&quot; -l &quot;Anaplastic Astrocytoma&quot;" calcext:value-type="string">
            <text:p>bin/pgx_cmd_modify_biosamples.py -s -a <text:s/>-f "icdom-94013" -i "NCIT:C9477" -l "Anaplastic Astrocyt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003</text:p>
          </table:table-cell>
          <table:table-cell/>
          <table:table-cell office:value-type="string" calcext:value-type="string">
            <text:p>NCIT:C60781</text:p>
          </table:table-cell>
          <table:table-cell office:value-type="string" calcext:value-type="string">
            <text:p>Astrocytoma</text:p>
          </table:table-cell>
          <table:table-cell table:formula="of:=CONCATENATE(&quot;bin/pgx_cmd_modify_biosamples.py -s -a &quot;; [.B96]; &quot; -f &quot;&quot;&quot;; [.A96];&quot;&quot;&quot; -i &quot;&quot;&quot;; [.C96]; &quot;&quot;&quot; -l &quot;&quot;&quot;; [.D96]; &quot;&quot;&quot;&quot;)" office:value-type="string" office:string-value="bin/pgx_cmd_modify_biosamples.py -s -a  -f &quot;icdom-94003&quot; -i &quot;NCIT:C60781&quot; -l &quot;Astrocytoma&quot;" calcext:value-type="string">
            <text:p>bin/pgx_cmd_modify_biosamples.py -s -a <text:s/>-f "icdom-94003" -i "NCIT:C60781" -l "Astrocyt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IT:C3403</text:p>
          </table:table-cell>
          <table:table-cell/>
          <table:table-cell office:value-type="string" calcext:value-type="string">
            <text:p>NCIT:C3403</text:p>
          </table:table-cell>
          <table:table-cell office:value-type="string" calcext:value-type="string">
            <text:p>Teratoma</text:p>
          </table:table-cell>
          <table:table-cell table:formula="of:=CONCATENATE(&quot;bin/pgx_cmd_modify_biosamples.py -s -a &quot;; [.B97]; &quot; -f &quot;&quot;&quot;; [.A97];&quot;&quot;&quot; -i &quot;&quot;&quot;; [.C97]; &quot;&quot;&quot; -l &quot;&quot;&quot;; [.D97]; &quot;&quot;&quot;&quot;)" office:value-type="string" office:string-value="bin/pgx_cmd_modify_biosamples.py -s -a  -f &quot;NCIT:C3403&quot; -i &quot;NCIT:C3403&quot; -l &quot;Teratoma&quot;" calcext:value-type="string">
            <text:p>bin/pgx_cmd_modify_biosamples.py -s -a <text:s/>-f "NCIT:C3403" -i "NCIT:C3403" -l "Terat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0523</text:p>
          </table:table-cell>
          <table:table-cell/>
          <table:table-cell office:value-type="string" calcext:value-type="string">
            <text:p>NCIT:C7985</text:p>
          </table:table-cell>
          <table:table-cell office:value-type="string" calcext:value-type="string">
            <text:p>Epithelioid Mesothelioma</text:p>
          </table:table-cell>
          <table:table-cell table:formula="of:=CONCATENATE(&quot;bin/pgx_cmd_modify_biosamples.py -s -a &quot;; [.B98]; &quot; -f &quot;&quot;&quot;; [.A98];&quot;&quot;&quot; -i &quot;&quot;&quot;; [.C98]; &quot;&quot;&quot; -l &quot;&quot;&quot;; [.D98]; &quot;&quot;&quot;&quot;)" office:value-type="string" office:string-value="bin/pgx_cmd_modify_biosamples.py -s -a  -f &quot;icdom-90523&quot; -i &quot;NCIT:C7985&quot; -l &quot;Epithelioid Mesothelioma&quot;" calcext:value-type="string">
            <text:p>bin/pgx_cmd_modify_biosamples.py -s -a <text:s/>-f "icdom-90523" -i "NCIT:C7985" -l "Epithelioid Mesotheli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0523,icdot-C38.4</text:p>
          </table:table-cell>
          <table:table-cell/>
          <table:table-cell office:value-type="string" calcext:value-type="string">
            <text:p>NCIT:C45662</text:p>
          </table:table-cell>
          <table:table-cell office:value-type="string" calcext:value-type="string">
            <text:p>Pleural epithelioid mesothelioma</text:p>
          </table:table-cell>
          <table:table-cell table:formula="of:=CONCATENATE(&quot;bin/pgx_cmd_modify_biosamples.py -s -a &quot;; [.B99]; &quot; -f &quot;&quot;&quot;; [.A99];&quot;&quot;&quot; -i &quot;&quot;&quot;; [.C99]; &quot;&quot;&quot; -l &quot;&quot;&quot;; [.D99]; &quot;&quot;&quot;&quot;)" office:value-type="string" office:string-value="bin/pgx_cmd_modify_biosamples.py -s -a  -f &quot;icdom-90523,icdot-C38.4&quot; -i &quot;NCIT:C45662&quot; -l &quot;Pleural epithelioid mesothelioma&quot;" calcext:value-type="string">
            <text:p>bin/pgx_cmd_modify_biosamples.py -s -a <text:s/>-f "icdom-90523,icdot-C38.4" -i "NCIT:C45662" -l "Pleural epithelioid mesotheli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4503</text:p>
          </table:table-cell>
          <table:table-cell/>
          <table:table-cell office:value-type="string" calcext:value-type="string">
            <text:p>NCIT:C3288</text:p>
          </table:table-cell>
          <table:table-cell office:value-type="string" calcext:value-type="string">
            <text:p>Oligodendroglioma</text:p>
          </table:table-cell>
          <table:table-cell table:formula="of:=CONCATENATE(&quot;bin/pgx_cmd_modify_biosamples.py -s -a &quot;; [.B100]; &quot; -f &quot;&quot;&quot;; [.A100];&quot;&quot;&quot; -i &quot;&quot;&quot;; [.C100]; &quot;&quot;&quot; -l &quot;&quot;&quot;; [.D100]; &quot;&quot;&quot;&quot;)" office:value-type="string" office:string-value="bin/pgx_cmd_modify_biosamples.py -s -a  -f &quot;icdom-94503&quot; -i &quot;NCIT:C3288&quot; -l &quot;Oligodendroglioma&quot;" calcext:value-type="string">
            <text:p>bin/pgx_cmd_modify_biosamples.py -s -a <text:s/>-f "icdom-94503" -i "NCIT:C3288" -l "Oligodendrogli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0702,NCIT:C4833</text:p>
          </table:table-cell>
          <table:table-cell/>
          <table:table-cell office:value-type="string" calcext:value-type="string">
            <text:p>NCIT:C27093</text:p>
          </table:table-cell>
          <table:table-cell office:value-type="string" calcext:value-type="string">
            <text:p>Stage 0 Squamous Cell Carcinoma</text:p>
          </table:table-cell>
          <table:table-cell table:formula="of:=CONCATENATE(&quot;bin/pgx_cmd_modify_biosamples.py -s -a &quot;; [.B101]; &quot; -f &quot;&quot;&quot;; [.A101];&quot;&quot;&quot; -i &quot;&quot;&quot;; [.C101]; &quot;&quot;&quot; -l &quot;&quot;&quot;; [.D101]; &quot;&quot;&quot;&quot;)" office:value-type="string" office:string-value="bin/pgx_cmd_modify_biosamples.py -s -a  -f &quot;icdom-80702,NCIT:C4833&quot; -i &quot;NCIT:C27093&quot; -l &quot;Stage 0 Squamous Cell Carcinoma&quot;" calcext:value-type="string">
            <text:p>bin/pgx_cmd_modify_biosamples.py -s -a <text:s/>-f "icdom-80702,NCIT:C4833" -i "NCIT:C27093" -l "Stage 0 Squamous Cell Carcinoma"</text:p>
          </table:table-cell>
          <table:table-cell office:value-type="string" calcext:value-type="string">
            <text:p>temp =&gt; locus nee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dom-80702,NCIT:C3493</text:p>
          </table:table-cell>
          <table:table-cell/>
          <table:table-cell office:value-type="string" calcext:value-type="string">
            <text:p>NCIT:C27093</text:p>
          </table:table-cell>
          <table:table-cell office:value-type="string" calcext:value-type="string">
            <text:p>Stage 0 Squamous Cell Carcinoma</text:p>
          </table:table-cell>
          <table:table-cell table:formula="of:=CONCATENATE(&quot;bin/pgx_cmd_modify_biosamples.py -s -a &quot;; [.B102]; &quot; -f &quot;&quot;&quot;; [.A102];&quot;&quot;&quot; -i &quot;&quot;&quot;; [.C102]; &quot;&quot;&quot; -l &quot;&quot;&quot;; [.D102]; &quot;&quot;&quot;&quot;)" office:value-type="string" office:string-value="bin/pgx_cmd_modify_biosamples.py -s -a  -f &quot;icdom-80702,NCIT:C3493&quot; -i &quot;NCIT:C27093&quot; -l &quot;Stage 0 Squamous Cell Carcinoma&quot;" calcext:value-type="string">
            <text:p>bin/pgx_cmd_modify_biosamples.py -s -a <text:s/>-f "icdom-80702,NCIT:C3493" -i "NCIT:C27093" -l "Stage 0 Squamous Cell Carcinoma"</text:p>
          </table:table-cell>
          <table:table-cell office:value-type="string" calcext:value-type="string">
            <text:p>temp =&gt; locus need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dom-80703</text:p>
          </table:table-cell>
          <table:table-cell/>
          <table:table-cell office:value-type="string" calcext:value-type="string">
            <text:p>icdom-80703</text:p>
          </table:table-cell>
          <table:table-cell office:value-type="string" calcext:value-type="string">
            <text:p>Squamous cell carcinoma, NOS</text:p>
          </table:table-cell>
          <table:table-cell table:formula="of:=CONCATENATE(&quot;bin/pgx_cmd_modify_biosamples.py -s -a &quot;; [.B103]; &quot; -f &quot;&quot;&quot;; [.A103];&quot;&quot;&quot; -i &quot;&quot;&quot;; [.C103]; &quot;&quot;&quot; -l &quot;&quot;&quot;; [.D103]; &quot;&quot;&quot;&quot;)" office:value-type="string" office:string-value="bin/pgx_cmd_modify_biosamples.py -s -a  -f &quot;icdom-80703&quot; -i &quot;icdom-80703&quot; -l &quot;Squamous cell carcinoma, NOS&quot;" calcext:value-type="string">
            <text:p>bin/pgx_cmd_modify_biosamples.py -s -a <text:s/>-f "icdom-80703" -i "icdom-80703" -l "Squamous cell carcin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t-C15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icdot-C15.9</text:p>
          </table:table-cell>
          <table:table-cell office:value-type="string" calcext:value-type="string">
            <text:p>Esophagus</text:p>
          </table:table-cell>
          <table:table-cell table:formula="of:=CONCATENATE(&quot;bin/pgx_cmd_modify_biosamples.py -s -a &quot;; [.B104]; &quot; -f &quot;&quot;&quot;; [.A104];&quot;&quot;&quot; -i &quot;&quot;&quot;; [.C104]; &quot;&quot;&quot; -l &quot;&quot;&quot;; [.D104]; &quot;&quot;&quot;&quot;)" office:value-type="string" office:string-value="bin/pgx_cmd_modify_biosamples.py -s -a -b -f &quot;icdot-C15&quot; -i &quot;icdot-C15.9&quot; -l &quot;Esophagus&quot;" calcext:value-type="string">
            <text:p>bin/pgx_cmd_modify_biosamples.py -s -a -b -f "icdot-C15" -i "icdot-C15.9" -l "Esophagu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0703,icdot-C51.0</text:p>
          </table:table-cell>
          <table:table-cell/>
          <table:table-cell office:value-type="string" calcext:value-type="string">
            <text:p>NCIT:C4052</text:p>
          </table:table-cell>
          <table:table-cell office:value-type="string" calcext:value-type="string">
            <text:p>Vulvar Squamous Cell Carcinoma</text:p>
          </table:table-cell>
          <table:table-cell table:formula="of:=CONCATENATE(&quot;bin/pgx_cmd_modify_biosamples.py -s -a &quot;; [.B105]; &quot; -f &quot;&quot;&quot;; [.A105];&quot;&quot;&quot; -i &quot;&quot;&quot;; [.C105]; &quot;&quot;&quot; -l &quot;&quot;&quot;; [.D105]; &quot;&quot;&quot;&quot;)" office:value-type="string" office:string-value="bin/pgx_cmd_modify_biosamples.py -s -a  -f &quot;icdom-80703,icdot-C51.0&quot; -i &quot;NCIT:C4052&quot; -l &quot;Vulvar Squamous Cell Carcinoma&quot;" calcext:value-type="string">
            <text:p>bin/pgx_cmd_modify_biosamples.py -s -a <text:s/>-f "icdom-80703,icdot-C51.0" -i "NCIT:C4052" -l "Vulvar Squamous Cell Carcin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t-C67.0</text:p>
          </table:table-cell>
          <table:table-cell/>
          <table:table-cell office:value-type="string" calcext:value-type="string">
            <text:p>icdot-C67.0</text:p>
          </table:table-cell>
          <table:table-cell office:value-type="string" calcext:value-type="string">
            <text:p>Urinary bladder</text:p>
          </table:table-cell>
          <table:table-cell table:formula="of:=CONCATENATE(&quot;bin/pgx_cmd_modify_biosamples.py -s -a &quot;; [.B106]; &quot; -f &quot;&quot;&quot;; [.A106];&quot;&quot;&quot; -i &quot;&quot;&quot;; [.C106]; &quot;&quot;&quot; -l &quot;&quot;&quot;; [.D106]; &quot;&quot;&quot;&quot;)" office:value-type="string" office:string-value="bin/pgx_cmd_modify_biosamples.py -s -a  -f &quot;icdot-C67.0&quot; -i &quot;icdot-C67.0&quot; -l &quot;Urinary bladder&quot;" calcext:value-type="string">
            <text:p>bin/pgx_cmd_modify_biosamples.py -s -a <text:s/>-f "icdot-C67.0" -i "icdot-C67.0" -l "Urinary bladder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5903</text:p>
          </table:table-cell>
          <table:table-cell/>
          <table:table-cell office:value-type="string" calcext:value-type="string">
            <text:p>icdom-95903</text:p>
          </table:table-cell>
          <table:table-cell office:value-type="string" calcext:value-type="string">
            <text:p>Malignant lymphoma, NOS</text:p>
          </table:table-cell>
          <table:table-cell table:formula="of:=CONCATENATE(&quot;bin/pgx_cmd_modify_biosamples.py -s -a &quot;; [.B107]; &quot; -f &quot;&quot;&quot;; [.A107];&quot;&quot;&quot; -i &quot;&quot;&quot;; [.C107]; &quot;&quot;&quot; -l &quot;&quot;&quot;; [.D107]; &quot;&quot;&quot;&quot;)" office:value-type="string" office:string-value="bin/pgx_cmd_modify_biosamples.py -s -a  -f &quot;icdom-95903&quot; -i &quot;icdom-95903&quot; -l &quot;Malignant lymphoma, NOS&quot;" calcext:value-type="string">
            <text:p>bin/pgx_cmd_modify_biosamples.py -s -a <text:s/>-f "icdom-95903" -i "icdom-95903" -l "Malignant lymphoma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6733,icdot-C42.4</text:p>
          </table:table-cell>
          <table:table-cell/>
          <table:table-cell office:value-type="string" calcext:value-type="string">
            <text:p>icdot-C77.9</text:p>
          </table:table-cell>
          <table:table-cell office:value-type="string" calcext:value-type="string">
            <text:p>Lymph nodes, NOS</text:p>
          </table:table-cell>
          <table:table-cell table:formula="of:=CONCATENATE(&quot;bin/pgx_cmd_modify_biosamples.py -s -a &quot;; [.B108]; &quot; -f &quot;&quot;&quot;; [.A108];&quot;&quot;&quot; -i &quot;&quot;&quot;; [.C108]; &quot;&quot;&quot; -l &quot;&quot;&quot;; [.D108]; &quot;&quot;&quot;&quot;)" office:value-type="string" office:string-value="bin/pgx_cmd_modify_biosamples.py -s -a  -f &quot;icdom-96733,icdot-C42.4&quot; -i &quot;icdot-C77.9&quot; -l &quot;Lymph nodes, NOS&quot;" calcext:value-type="string">
            <text:p>bin/pgx_cmd_modify_biosamples.py -s -a <text:s/>-f "icdom-96733,icdot-C42.4" -i "icdot-C77.9" -l "Lymph nodes, NO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96803,NCIT:C4342</text:p>
          </table:table-cell>
          <table:table-cell/>
          <table:table-cell office:value-type="string" calcext:value-type="string">
            <text:p>NCIT:C8851</text:p>
          </table:table-cell>
          <table:table-cell office:value-type="string" calcext:value-type="string">
            <text:p>Diffuse Large B-Cell Lymphoma</text:p>
          </table:table-cell>
          <table:table-cell table:formula="of:=CONCATENATE(&quot;bin/pgx_cmd_modify_biosamples.py -s -a &quot;; [.B109]; &quot; -f &quot;&quot;&quot;; [.A109];&quot;&quot;&quot; -i &quot;&quot;&quot;; [.C109]; &quot;&quot;&quot; -l &quot;&quot;&quot;; [.D109]; &quot;&quot;&quot;&quot;)" office:value-type="string" office:string-value="bin/pgx_cmd_modify_biosamples.py -s -a  -f &quot;icdom-96803,NCIT:C4342&quot; -i &quot;NCIT:C8851&quot; -l &quot;Diffuse Large B-Cell Lymphoma&quot;" calcext:value-type="string">
            <text:p>bin/pgx_cmd_modify_biosamples.py -s -a <text:s/>-f "icdom-96803,NCIT:C4342" -i "NCIT:C8851" -l "Diffuse Large B-Cell Lymphoma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CIT:None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NCIT:None</text:p>
          </table:table-cell>
          <table:table-cell office:value-type="string" calcext:value-type="string">
            <text:p>non-neoplastic</text:p>
          </table:table-cell>
          <table:table-cell table:formula="of:=CONCATENATE(&quot;bin/pgx_cmd_modify_biosamples.py -s -a &quot;; [.B110]; &quot; -f &quot;&quot;&quot;; [.A110];&quot;&quot;&quot; -i &quot;&quot;&quot;; [.C110]; &quot;&quot;&quot; -l &quot;&quot;&quot;; [.D110]; &quot;&quot;&quot;&quot;)" office:value-type="string" office:string-value="bin/pgx_cmd_modify_biosamples.py -s -a -b -f &quot;NCIT:None&quot; -i &quot;NCIT:None&quot; -l &quot;non-neoplastic&quot;" calcext:value-type="string">
            <text:p>bin/pgx_cmd_modify_biosamples.py -s -a -b -f "NCIT:None" -i "NCIT:None" -l "non-neoplastic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m-82523</text:p>
          </table:table-cell>
          <table:table-cell/>
          <table:table-cell office:value-type="string" calcext:value-type="string">
            <text:p>icdom-82523</text:p>
          </table:table-cell>
          <table:table-cell office:value-type="string" calcext:value-type="string">
            <text:p>Bronchiolo-alveolar carcinoma, non-mucinous</text:p>
          </table:table-cell>
          <table:table-cell table:formula="of:=CONCATENATE(&quot;bin/pgx_cmd_modify_biosamples.py -s -a &quot;; [.B111]; &quot; -f &quot;&quot;&quot;; [.A111];&quot;&quot;&quot; -i &quot;&quot;&quot;; [.C111]; &quot;&quot;&quot; -l &quot;&quot;&quot;; [.D111]; &quot;&quot;&quot;&quot;)" office:value-type="string" office:string-value="bin/pgx_cmd_modify_biosamples.py -s -a  -f &quot;icdom-82523&quot; -i &quot;icdom-82523&quot; -l &quot;Bronchiolo-alveolar carcinoma, non-mucinous&quot;" calcext:value-type="string">
            <text:p>bin/pgx_cmd_modify_biosamples.py -s -a <text:s/>-f "icdom-82523" -i "icdom-82523" -l "Bronchiolo-alveolar carcinoma, non-mucinous"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dot-C18</text:p>
          </table:table-cell>
          <table:table-cell office:value-type="string" calcext:value-type="string">
            <text:p>-b</text:p>
          </table:table-cell>
          <table:table-cell office:value-type="string" calcext:value-type="string">
            <text:p>icdot-C18.9</text:p>
          </table:table-cell>
          <table:table-cell office:value-type="string" calcext:value-type="string">
            <text:p>Colon, NOS</text:p>
          </table:table-cell>
          <table:table-cell table:formula="of:=CONCATENATE(&quot;bin/pgx_cmd_modify_biosamples.py -s -a &quot;; [.B112]; &quot; -f &quot;&quot;&quot;; [.A112];&quot;&quot;&quot; -i &quot;&quot;&quot;; [.C112]; &quot;&quot;&quot; -l &quot;&quot;&quot;; [.D112]; &quot;&quot;&quot;&quot;)" office:value-type="string" office:string-value="bin/pgx_cmd_modify_biosamples.py -s -a -b -f &quot;icdot-C18&quot; -i &quot;icdot-C18.9&quot; -l &quot;Colon, NOS&quot;" calcext:value-type="string">
            <text:p>bin/pgx_cmd_modify_biosamples.py -s -a -b -f "icdot-C18" -i "icdot-C18.9" -l "Colon, NOS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lvetica Neue" svg:font-family="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09:26:45.540775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9T11:14:25.441301940</meta:creation-date>
    <dc:date>2020-05-25T13:38:58.238149938</dc:date>
    <meta:editing-duration>P3DT16H9M5S</meta:editing-duration>
    <meta:editing-cycles>62</meta:editing-cycles>
    <meta:generator>LibreOffice_Vanilla/6.4.3.5$MacOSX_X86_64 LibreOffice_project/4db9852e73d9e9d662fc8a2783bace79addf1805</meta:generator>
    <meta:document-statistic meta:table-count="1" meta:cell-count="461" meta:object-count="0"/>
  </office:meta>
</office:document-meta>
</file>